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C0000001691A46F6EB92305E80.jpg" manifest:media-type="image/jpeg"/>
  <manifest:file-entry manifest:full-path="Pictures/10000000000000C8000000AEB77DDE761065F201.jpg" manifest:media-type="image/jpeg"/>
  <manifest:file-entry manifest:full-path="Pictures/1000020000000BB8000004D5C45019DE8B5551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Times New Roman1" svg:font-family="'Times New Roman'" style:font-pitch="variable"/>
    <style:font-face style:name="Courier New" svg:font-family="'Courier New'" style:font-family-generic="modern" style:font-pitch="variable"/>
    <style:font-face style:name="DejaVu Sans4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ohit Hindi2" svg:font-family="'Lohit Hindi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ohit Hindi3" svg:font-family="'Lohit Hindi'" style:font-family-generic="swiss" style:font-pitch="variable"/>
    <style:font-face style:name="WenQuanYi Micro Hei3" svg:font-family="'WenQuanYi Micro Hei'" style:font-family-generic="swiss" style:font-pitch="variable"/>
    <style:font-face style:name="DejaVu Sans5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JTM-title">
      <style:graphic-properties draw:stroke="none" draw:fill="none" draw:fill-color="#006699" draw:textarea-horizontal-align="justify" draw:textarea-vertical-align="top" draw:auto-grow-height="false" draw:auto-grow-width="false" fo:min-height="2.916cm" fo:min-width="0cm" fo:padding-top="0.13cm" fo:padding-bottom="0.13cm" fo:padding-left="0.25cm" fo:padding-right="0.25cm" fo:wrap-option="wrap" draw:shadow-color="#c0c0c0"/>
    </style:style>
    <style:style style:name="pr2" style:family="presentation" style:parent-style-name="JTM-notes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JTM-title">
      <style:graphic-properties draw:stroke="none" draw:fill="none" draw:fill-color="#006699" draw:textarea-horizontal-align="justify" draw:textarea-vertical-align="bottom" draw:auto-grow-height="false" draw:auto-grow-width="false" fo:min-height="2.93cm" fo:min-width="0cm" fo:padding-top="0.123cm" fo:padding-bottom="0.123cm" fo:padding-left="0.251cm" fo:padding-right="0.251cm" fo:wrap-option="wrap" draw:shadow-color="#c0c0c0"/>
    </style:style>
    <style:style style:name="pr4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357cm" fo:min-width="0cm" fo:padding-top="0.123cm" fo:padding-bottom="0.123cm" fo:padding-left="0.251cm" fo:padding-right="0.251cm" fo:wrap-option="wrap" draw:shadow-color="#c0c0c0"/>
    </style:style>
    <style:style style:name="pr5" style:family="presentation" style:parent-style-name="JTM-title">
      <style:graphic-properties draw:auto-grow-height="false" fo:min-height="3.181cm"/>
    </style:style>
    <style:style style:name="pr6" style:family="presentation" style:parent-style-name="JTM-outline1">
      <style:graphic-properties draw:auto-grow-height="false" fo:min-height="10.798cm"/>
    </style:style>
    <style:style style:name="pr7" style:family="presentation" style:parent-style-name="JTM-notes">
      <style:graphic-properties draw:fill-color="#ffffff" draw:auto-grow-height="true" fo:min-height="11.429cm"/>
    </style:style>
    <style:style style:name="pr8" style:family="presentation" style:parent-style-name="JTM-title">
      <style:graphic-properties fo:min-height="2.237cm"/>
    </style:style>
    <style:style style:name="pr9" style:family="presentation" style:parent-style-name="JTM-outline1">
      <style:graphic-properties fo:min-height="14.497cm"/>
    </style:style>
    <style:style style:name="pr10" style:family="presentation" style:parent-style-name="JTM-notes">
      <style:graphic-properties draw:fill-color="#ffffff" fo:min-height="11.429cm"/>
    </style:style>
    <style:style style:name="pr11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185cm" fo:min-width="0cm" fo:padding-top="0.123cm" fo:padding-bottom="0.123cm" fo:padding-left="0.251cm" fo:padding-right="0.251cm" fo:wrap-option="wrap" draw:shadow-color="#c0c0c0"/>
    </style:style>
    <style:style style:name="pr12" style:family="presentation" style:parent-style-name="JTM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295cm" fo:min-width="0cm" fo:padding-top="0.123cm" fo:padding-bottom="0.123cm" fo:padding-left="0.251cm" fo:padding-right="0.251cm" fo:wrap-option="wrap" draw:shadow-color="#c0c0c0"/>
    </style:style>
    <style:style style:name="pr14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915cm" fo:min-width="0cm" fo:padding-top="0.123cm" fo:padding-bottom="0.123cm" fo:padding-left="0.251cm" fo:padding-right="0.251cm" fo:wrap-option="wrap" draw:shadow-color="#c0c0c0"/>
    </style:style>
    <style:style style:name="pr15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703cm" fo:min-width="0cm" fo:padding-top="0.123cm" fo:padding-bottom="0.123cm" fo:padding-left="0.251cm" fo:padding-right="0.251cm" fo:wrap-option="wrap" draw:shadow-color="#c0c0c0"/>
    </style:style>
    <style:style style:name="pr16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704cm" fo:min-width="0cm" fo:padding-top="0.123cm" fo:padding-bottom="0.123cm" fo:padding-left="0.251cm" fo:padding-right="0.251cm" fo:wrap-option="wrap" draw:shadow-color="#c0c0c0"/>
    </style:style>
    <style:style style:name="pr17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492cm" fo:min-width="0cm" fo:padding-top="0.123cm" fo:padding-bottom="0.123cm" fo:padding-left="0.251cm" fo:padding-right="0.251cm" fo:wrap-option="wrap" draw:shadow-color="#c0c0c0"/>
    </style:style>
    <style:style style:name="pr18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127cm" fo:min-width="0cm" fo:padding-top="0.123cm" fo:padding-bottom="0.123cm" fo:padding-left="0.251cm" fo:padding-right="0.251cm" fo:wrap-option="wrap" draw:shadow-color="#c0c0c0"/>
    </style:style>
    <style:style style:name="co1" style:family="table-column">
      <style:table-column-properties style:column-width="5.645cm" style:use-optimal-column-width="false"/>
    </style:style>
    <style:style style:name="co2" style:family="table-column">
      <style:table-column-properties style:column-width="5.644cm" style:use-optimal-column-width="false"/>
    </style:style>
    <style:style style:name="ro1" style:family="table-row">
      <style:table-row-properties style:row-height="2.386cm"/>
    </style:style>
    <style:style style:name="ro2" style:family="table-row">
      <style:table-row-properties style:row-height="1.799cm"/>
    </style:style>
    <style:style style:name="ro3" style:family="table-row">
      <style:table-row-properties style:row-height="1.795cm"/>
    </style:style>
    <style:style style:name="ro4" style:family="table-row">
      <style:table-row-properties style:row-height="1.794cm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54pt solid #000000" fo:border-bottom="0.23pt solid #000000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23pt solid #000000" fo:border-top="0.54pt solid #000000" fo:border-bottom="0.23pt solid #000000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54pt solid #000000" fo:border-bottom="0.23pt solid #000000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="0.23pt solid #000000"/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23pt solid #000000"/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54pt solid #000000"/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23pt solid #000000" fo:border-top="0.23pt solid #000000" fo:border-bottom="0.54pt solid #000000"/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54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6699"/>
      <style:paragraph-properties style:writing-mode="lr-tb" style:font-independent-line-spacing="true"/>
    </style:style>
    <style:style style:name="P3" style:family="paragraph">
      <loext:graphic-properties draw:fill="none" draw:fill-color="#00cc99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11cm" fo:margin-bottom="0cm" fo:line-height="90%" fo:text-indent="0cm"/>
    </style:style>
    <style:style style:name="P7" style:family="paragraph">
      <style:paragraph-properties fo:margin-left="0cm" fo:margin-right="0cm" fo:margin-top="0.194cm" fo:margin-bottom="0cm" fo:line-height="90%" fo:text-indent="0cm"/>
    </style:style>
    <style:style style:name="P8" style:family="paragraph">
      <style:paragraph-properties fo:margin-left="2.063cm" fo:margin-right="0cm" fo:margin-top="0.158cm" fo:margin-bottom="0cm" fo:line-height="90%" fo:text-indent="-0.793cm"/>
    </style:style>
    <style:style style:name="P9" style:family="paragraph">
      <style:paragraph-properties fo:margin-left="0cm" fo:margin-right="0cm" fo:margin-top="0.194cm" fo:margin-bottom="0cm" fo:text-indent="0cm"/>
    </style:style>
    <style:style style:name="P10" style:family="paragraph">
      <style:paragraph-properties fo:margin-left="2.063cm" fo:margin-right="0cm" fo:margin-top="0.176cm" fo:margin-bottom="0cm" fo:text-indent="-0.793cm"/>
    </style:style>
    <style:style style:name="P11" style:family="paragraph">
      <style:paragraph-properties fo:margin-left="2.063cm" fo:margin-right="0cm" fo:margin-top="0.176cm" fo:margin-bottom="0cm" fo:line-height="90%" fo:text-indent="-0.793cm"/>
    </style:style>
    <style:style style:name="P12" style:family="paragraph">
      <style:paragraph-properties fo:margin-left="0cm" fo:margin-right="0cm" fo:margin-top="0.158cm" fo:margin-bottom="0cm" fo:line-height="90%" fo:text-indent="0cm"/>
    </style:style>
    <style:style style:name="P13" style:family="paragraph">
      <style:paragraph-properties fo:margin-left="2.063cm" fo:margin-right="0cm" fo:margin-top="0.105cm" fo:margin-bottom="0cm" fo:line-height="90%" fo:text-indent="-0.793cm"/>
    </style:style>
    <style:style style:name="P14" style:family="paragraph">
      <style:paragraph-properties fo:margin-left="3.175cm" fo:margin-right="0cm" fo:margin-top="0.105cm" fo:margin-bottom="0cm" fo:line-height="90%" fo:text-indent="-0.635cm"/>
    </style:style>
    <style:style style:name="P15" style:family="paragraph">
      <style:paragraph-properties fo:margin-left="4.445cm" fo:margin-right="0cm" fo:margin-top="0.088cm" fo:margin-bottom="0cm" fo:line-height="90%" fo:text-indent="-0.635cm"/>
    </style:style>
    <style:style style:name="P16" style:family="paragraph">
      <style:paragraph-properties fo:margin-left="0cm" fo:margin-right="0cm" fo:margin-top="0.176cm" fo:margin-bottom="0cm" fo:text-indent="0cm"/>
    </style:style>
    <style:style style:name="P17" style:family="paragraph">
      <style:paragraph-properties fo:margin-left="0cm" fo:margin-right="0cm" fo:margin-top="0.158cm" fo:margin-bottom="0cm" fo:text-indent="0cm"/>
    </style:style>
    <style:style style:name="P18" style:family="paragraph">
      <style:paragraph-properties fo:margin-left="0.952cm" fo:margin-right="0cm" fo:margin-top="0.158cm" fo:margin-bottom="0cm" fo:text-indent="-0.952cm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2cm" fo:margin-right="0cm" fo:line-height="100%" fo:text-indent="0cm">
        <style:tab-stops/>
      </style:paragraph-properties>
    </style:style>
    <style:style style:name="P21" style:family="paragraph">
      <loext:graphic-properties draw:fill-color="#ffffff"/>
      <style:text-properties fo:font-size="24pt"/>
    </style:style>
    <style:style style:name="P22" style:family="paragraph">
      <loext:graphic-properties draw:fill-color="#ffffff"/>
    </style:style>
    <style:style style:name="P23" style:family="paragraph">
      <style:paragraph-properties fo:line-height="150%"/>
    </style:style>
    <style:style style:name="P24" style:family="paragraph">
      <style:paragraph-properties fo:line-height="100%"/>
      <style:text-properties style:font-name="DejaVu Sans Mono1" fo:font-size="16pt" style:font-size-asian="16pt" style:font-size-complex="16pt"/>
    </style:style>
    <style:style style:name="P25" style:family="paragraph">
      <style:paragraph-properties fo:line-height="125%"/>
    </style:style>
    <style:style style:name="P26" style:family="paragraph">
      <style:paragraph-properties fo:margin-top="0cm" fo:margin-bottom="0.499cm" fo:line-height="125%"/>
    </style:style>
    <style:style style:name="P27" style:family="paragraph">
      <style:paragraph-properties fo:margin-left="0cm" fo:margin-right="0cm" fo:margin-top="0.211cm" fo:margin-bottom="0cm" fo:line-height="80%" fo:text-indent="0cm"/>
    </style:style>
    <style:style style:name="P28" style:family="paragraph">
      <style:paragraph-properties fo:margin-top="0cm" fo:margin-bottom="0.499cm"/>
    </style:style>
    <style:style style:name="P29" style:family="paragraph">
      <style:paragraph-properties fo:margin-left="0cm" fo:margin-right="0cm" fo:margin-top="0.211cm" fo:margin-bottom="0cm" fo:line-height="100%" fo:text-indent="0cm"/>
    </style:style>
    <style:style style:name="P30" style:family="paragraph">
      <style:paragraph-properties fo:margin-left="0.952cm" fo:margin-right="0cm" fo:margin-top="0.211cm" fo:margin-bottom="0cm" fo:line-height="100%" fo:text-indent="-0.952cm"/>
    </style:style>
    <style:style style:name="P31" style:family="paragraph">
      <style:paragraph-properties fo:margin-left="0cm" fo:margin-right="0cm" fo:margin-top="0.141cm" fo:margin-bottom="0cm" fo:line-height="90%" fo:text-indent="0cm"/>
    </style:style>
    <style:style style:name="P32" style:family="paragraph">
      <style:paragraph-properties fo:margin-left="2.063cm" fo:margin-right="0cm" fo:margin-top="0.141cm" fo:margin-bottom="0cm" fo:line-height="90%" fo:text-indent="-0.793cm"/>
    </style:style>
    <style:style style:name="P33" style:family="paragraph">
      <style:paragraph-properties fo:margin-left="0.952cm" fo:margin-right="0cm" fo:margin-top="0.158cm" fo:margin-bottom="0cm" fo:line-height="90%" fo:text-indent="-0.952cm"/>
    </style:style>
    <style:style style:name="P34" style:family="paragraph">
      <style:paragraph-properties fo:margin-left="0.952cm" fo:margin-right="0cm" fo:margin-top="0.176cm" fo:margin-bottom="0cm" fo:line-height="90%" fo:text-indent="-0.952cm"/>
    </style:style>
    <style:style style:name="P35" style:family="paragraph">
      <style:paragraph-properties fo:margin-left="0cm" fo:margin-right="0cm" fo:margin-top="0.176cm" fo:margin-bottom="0cm" fo:line-height="90%" fo:text-indent="0cm"/>
    </style:style>
    <style:style style:name="P36" style:family="paragraph">
      <style:paragraph-properties fo:margin-left="0cm" fo:margin-right="0cm" fo:margin-top="0.123cm" fo:margin-bottom="0cm" fo:line-height="90%" fo:text-indent="0cm"/>
    </style:style>
    <style:style style:name="P37" style:family="paragraph">
      <style:paragraph-properties fo:margin-left="0.952cm" fo:margin-right="0cm" fo:margin-top="0.211cm" fo:margin-bottom="0cm" fo:text-indent="-0.952cm"/>
    </style:style>
    <style:style style:name="P38" style:family="paragraph">
      <loext:graphic-properties draw:fill="solid" draw:fill-color="#ffffff"/>
      <style:paragraph-properties style:writing-mode="lr-tb" style:font-independent-line-spacing="true"/>
    </style:style>
    <style:style style:name="P39" style:family="paragraph">
      <style:paragraph-properties fo:line-height="90%"/>
    </style:style>
    <style:style style:name="P40" style:family="paragraph">
      <style:paragraph-properties fo:margin-left="0cm" fo:margin-right="0cm" fo:margin-top="0.176cm" fo:margin-bottom="0cm" fo:line-height="100%" fo:text-indent="0cm"/>
    </style:style>
    <style:style style:name="P41" style:family="paragraph">
      <style:paragraph-properties fo:margin-left="0cm" fo:margin-right="0cm" fo:margin-top="0.194cm" fo:margin-bottom="0cm" fo:line-height="100%" fo:text-indent="0cm"/>
    </style:style>
    <style:style style:name="P42" style:family="paragraph">
      <style:paragraph-properties fo:margin-left="3.175cm" fo:margin-right="0cm" fo:margin-top="0.194cm" fo:margin-bottom="0cm" fo:line-height="100%" fo:text-indent="-0.635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43" style:family="paragraph">
      <style:paragraph-properties fo:margin-left="3.175cm" fo:margin-right="0cm" fo:margin-top="0.194cm" fo:margin-bottom="0cm" fo:line-height="100%" fo:text-indent="-0.635cm"/>
    </style:style>
    <style:style style:name="P44" style:family="paragraph">
      <style:paragraph-properties fo:margin-left="2.063cm" fo:margin-right="0cm" fo:margin-top="0.194cm" fo:margin-bottom="0cm" fo:line-height="100%" fo:text-indent="-0.793cm"/>
    </style:style>
    <style:style style:name="P45" style:family="paragraph">
      <style:paragraph-properties fo:margin-left="2.063cm" fo:margin-right="0cm" fo:margin-top="0.194cm" fo:margin-bottom="0cm" fo:line-height="10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6" style:family="paragraph">
      <style:paragraph-properties fo:margin-left="2.063cm" fo:margin-right="0cm" fo:margin-top="0.194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7" style:family="paragraph">
      <style:paragraph-properties fo:margin-left="2.063cm" fo:margin-right="0cm" fo:margin-top="0.194cm" fo:margin-bottom="0cm" fo:text-indent="-0.793cm"/>
    </style:style>
    <style:style style:name="T1" style:family="text">
      <style:text-properties fo:color="#000000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DejaVu Sans Mono1" fo:font-size="18pt" fo:language="en" fo:country="US" style:font-size-asian="18pt" style:language-asian="en" style:country-asian="US" style:font-size-complex="18pt" style:language-complex="en" style:country-complex="US"/>
    </style:style>
    <style:style style:name="T5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6" style:family="text">
      <style:text-properties style:font-name="DejaVu Sans Mono1" fo:font-size="16pt" fo:language="en" fo:country="US" style:font-size-asian="16pt" style:language-asian="en" style:country-asian="US" style:font-size-complex="16pt" style:language-complex="en" style:country-complex="US"/>
    </style:style>
    <style:style style:name="T7" style:family="text">
      <style:text-properties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7800" style:font-name="DejaVu Sans Mono1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DejaVu Sans Mono1" fo:font-size="16pt" style:font-size-asian="16pt" style:font-size-complex="16pt"/>
    </style:style>
    <style:style style:name="T12" style:family="text">
      <style:text-properties fo:color="#005e8f" style:font-name="DejaVu Sans Mono1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000000" style:font-name="DejaVu Sans Mono1" fo:font-size="16pt" style:font-size-asian="16pt" style:font-size-complex="16pt"/>
    </style:style>
    <style:style style:name="T14" style:family="text">
      <style:text-properties fo:color="#b70062" style:font-name="DejaVu Sans Mono1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00cc" style:font-name="DejaVu Sans Mono1" fo:font-size="16pt" style:font-size-asian="16pt" style:font-size-complex="16pt"/>
    </style:style>
    <style:style style:name="T16" style:family="text">
      <style:text-properties fo:color="#333399" style:font-name="DejaVu Sans Mono1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0055aa" style:font-name="DejaVu Sans Mono1" fo:font-size="16pt" fo:font-weight="bold" style:font-size-asian="16pt" style:font-weight-asian="bold" style:font-size-complex="16pt" style:font-weight-complex="bold"/>
    </style:style>
    <style:style style:name="T18" style:family="text">
      <style:text-properties fo:language="en" fo:country="CA" style:font-name-asian="Times New Roman" style:language-asian="en" style:country-asian="CA" style:font-name-complex="Times New Roman" style:language-complex="en" style:country-complex="CA"/>
    </style:style>
    <style:style style:name="T19" style:family="text">
      <style:text-properties fo:language="en" fo:country="US" style:font-name-asian="Times New Roman" style:language-asian="en" style:country-asian="US" style:font-name-complex="Times New Roman" style:language-complex="en" style:country-complex="US"/>
    </style:style>
    <style:style style:name="T20" style:family="text">
      <style:text-properties fo:language="en" fo:country="US" style:language-asian="en" style:country-asian="US" style:language-complex="en" style:country-complex="US"/>
    </style:style>
    <style:style style:name="T21" style:family="text">
      <style:text-properties fo:color="#000000" style:font-name="DejaVu Sans Mono1" fo:font-size="22pt" style:font-name-asian="Liberation Mono2" style:font-size-asian="22pt" style:font-size-complex="22pt"/>
    </style:style>
    <style:style style:name="T22" style:family="text">
      <style:text-properties fo:color="#007100" style:font-name="DejaVu Sans Mono1" fo:font-size="22pt" style:font-name-asian="Liberation Mono2" style:font-size-asian="22pt" style:font-size-complex="22pt"/>
    </style:style>
    <style:style style:name="T23" style:family="text">
      <style:text-properties style:font-name="DejaVu Sans Mono1" fo:font-size="22pt" style:font-size-asian="22pt" style:font-size-complex="22pt"/>
    </style:style>
    <style:style style:name="T24" style:family="text">
      <style:text-properties fo:color="#007100" style:font-name="DejaVu Sans Mono1" fo:font-size="22pt" style:font-size-asian="22pt" style:font-size-complex="22pt"/>
    </style:style>
    <style:style style:name="T25" style:family="text">
      <style:text-properties fo:color="#007800" style:font-name="DejaVu Sans Mono1" fo:font-size="14pt" fo:language="en" fo:country="CA" fo:font-weight="bold" style:font-name-asian="Courier New1" style:font-size-asian="14pt" style:language-asian="en" style:country-asian="CA" style:font-name-complex="Courier New1" style:font-size-complex="14pt" style:language-complex="en" style:country-complex="CA"/>
    </style:style>
    <style:style style:name="T26" style:family="text">
      <style:text-properties style:font-name="DejaVu Sans Mono1" fo:font-size="14pt" fo:language="en" fo:country="CA" style:font-name-asian="Courier New1" style:font-size-asian="14pt" style:language-asian="en" style:country-asian="CA" style:font-name-complex="Courier New1" style:font-size-complex="14pt" style:language-complex="en" style:country-complex="CA"/>
    </style:style>
    <style:style style:name="T27" style:family="text">
      <style:text-properties fo:color="#005e8f" style:font-name="DejaVu Sans Mono1" fo:font-size="14pt" fo:language="en" fo:country="CA" fo:font-weight="bold" style:font-name-asian="Courier New1" style:font-size-asian="14pt" style:language-asian="en" style:country-asian="CA" style:font-name-complex="Courier New1" style:font-size-complex="14pt" style:language-complex="en" style:country-complex="CA"/>
    </style:style>
    <style:style style:name="T28" style:family="text">
      <style:text-properties fo:color="#000000" style:font-name="DejaVu Sans Mono1" fo:font-size="14pt" fo:language="en" fo:country="CA" style:font-name-asian="Courier New1" style:font-size-asian="14pt" style:language-asian="en" style:country-asian="CA" style:font-name-complex="Courier New1" style:font-size-complex="14pt" style:language-complex="en" style:country-complex="CA"/>
    </style:style>
    <style:style style:name="T29" style:family="text">
      <style:text-properties fo:color="#007800" style:font-name="DejaVu Sans Mono1" fo:font-size="14pt" fo:language="en" fo:country="CA" fo:font-weight="bold" style:font-name-asian="Courier New1" style:font-size-asian="14pt" style:language-asian="en" style:country-asian="CA" style:font-weight-asian="bold" style:font-name-complex="Courier New1" style:font-size-complex="14pt" style:language-complex="en" style:country-complex="CA" style:font-weight-complex="bold"/>
    </style:style>
    <style:style style:name="T30" style:family="text">
      <style:text-properties fo:color="#005e8f" style:font-name="DejaVu Sans Mono1" fo:font-size="14pt" fo:language="en" fo:country="CA" fo:font-weight="bold" style:font-name-asian="Courier New1" style:font-size-asian="14pt" style:language-asian="en" style:country-asian="CA" style:font-weight-asian="bold" style:font-name-complex="Courier New1" style:font-size-complex="14pt" style:language-complex="en" style:country-complex="CA" style:font-weight-complex="bold"/>
    </style:style>
    <style:style style:name="T31" style:family="text">
      <style:text-properties fo:color="#b70062" style:font-name="DejaVu Sans Mono1" fo:font-size="14pt" fo:language="en" fo:country="CA" fo:font-weight="bold" style:font-name-asian="Courier New1" style:font-size-asian="14pt" style:language-asian="en" style:country-asian="CA" style:font-weight-asian="bold" style:font-name-complex="Courier New1" style:font-size-complex="14pt" style:language-complex="en" style:country-complex="CA" style:font-weight-complex="bold"/>
    </style:style>
    <style:style style:name="T32" style:family="text">
      <style:text-properties fo:color="#0000cc" style:font-name="DejaVu Sans Mono1" fo:font-size="14pt" fo:language="en" fo:country="CA" style:font-name-asian="Courier New1" style:font-size-asian="14pt" style:language-asian="en" style:country-asian="CA" style:font-name-complex="Courier New1" style:font-size-complex="14pt" style:language-complex="en" style:country-complex="CA"/>
    </style:style>
    <style:style style:name="T33" style:family="text">
      <style:text-properties fo:color="#333399" style:font-name="DejaVu Sans Mono1" fo:font-size="14pt" fo:language="en" fo:country="CA" fo:font-weight="bold" style:font-name-asian="Courier New1" style:font-size-asian="14pt" style:language-asian="en" style:country-asian="CA" style:font-weight-asian="bold" style:font-name-complex="Courier New1" style:font-size-complex="14pt" style:language-complex="en" style:country-complex="CA" style:font-weight-complex="bold"/>
    </style:style>
    <style:style style:name="T34" style:family="text">
      <style:text-properties fo:color="#0055aa" style:font-name="DejaVu Sans Mono1" fo:font-size="14pt" fo:language="en" fo:country="CA" fo:font-weight="bold" style:font-name-asian="Courier New1" style:font-size-asian="14pt" style:language-asian="en" style:country-asian="CA" style:font-weight-asian="bold" style:font-name-complex="Courier New1" style:font-size-complex="14pt" style:language-complex="en" style:country-complex="CA" style:font-weight-complex="bold"/>
    </style:style>
    <style:style style:name="T35" style:family="text">
      <style:text-properties fo:color="#b70000" style:font-name="DejaVu Sans Mono1" fo:font-size="14pt" fo:language="en" fo:country="CA" style:font-name-asian="Courier New1" style:font-size-asian="14pt" style:language-asian="en" style:country-asian="CA" style:font-name-complex="Courier New1" style:font-size-complex="14pt" style:language-complex="en" style:country-complex="CA"/>
    </style:style>
    <style:style style:name="T36" style:family="text">
      <style:text-properties fo:language="en" fo:country="CA" style:language-asian="en" style:country-asian="CA" style:language-complex="en" style:country-complex="CA"/>
    </style:style>
    <style:style style:name="T37" style:family="text">
      <style:text-properties fo:color="#2b3b4b" style:font-name="DejaVu Sans Mono1" fo:font-size="14pt" fo:font-weight="normal" style:font-size-asian="14pt" style:font-weight-asian="normal" style:font-size-complex="14pt" style:font-weight-complex="normal"/>
    </style:style>
    <style:style style:name="T38" style:family="text">
      <style:text-properties style:font-name="DejaVu Sans Mono1" fo:font-size="14pt" fo:font-weight="normal" style:font-size-asian="14pt" style:font-weight-asian="normal" style:font-size-complex="14pt" style:font-weight-complex="normal"/>
    </style:style>
    <style:style style:name="T39" style:family="text">
      <style:text-properties fo:color="#5b340e" style:font-name="DejaVu Sans Mono1" fo:font-size="14pt" fo:font-weight="normal" style:font-size-asian="14pt" style:font-weight-asian="normal" style:font-size-complex="14pt" style:font-weight-complex="normal"/>
    </style:style>
    <style:style style:name="T40" style:family="text">
      <style:text-properties fo:color="#000000" style:font-name="DejaVu Sans Mono1" fo:font-size="14pt" fo:font-weight="normal" style:font-size-asian="14pt" style:font-weight-asian="normal" style:font-size-complex="14pt" style:font-weight-complex="normal"/>
    </style:style>
    <style:style style:name="T41" style:family="text">
      <style:text-properties style:font-name="Arial Unicode MS" style:font-name-asian="Times New Roman" style:font-name-complex="Times New Roman"/>
    </style:style>
    <style:style style:name="T42" style:family="text">
      <style:text-properties style:font-name="Arial Unicode MS" fo:language="en" fo:country="US" style:font-name-asian="Arial Unicode MS" style:language-asian="en" style:country-asian="US" style:font-name-complex="Arial Unicode MS" style:language-complex="en" style:country-complex="US"/>
    </style:style>
    <style:style style:name="T43" style:family="text">
      <style:text-properties fo:color="#007800" style:font-name="DejaVu Sans Mono1" fo:font-size="22pt" fo:language="en" fo:country="US" fo:font-weight="bold" style:font-name-asian="Arial Unicode MS" style:font-size-asian="22pt" style:language-asian="en" style:country-asian="US" style:font-weight-asian="bold" style:font-name-complex="Arial Unicode MS" style:font-size-complex="22pt" style:language-complex="en" style:country-complex="US" style:font-weight-complex="bold"/>
    </style:style>
    <style:style style:name="T44" style:family="text">
      <style:text-properties fo:color="#000000" style:font-name="DejaVu Sans Mono1" fo:font-size="22pt" fo:language="en" fo:country="US" style:font-name-asian="Arial Unicode MS" style:font-size-asian="22pt" style:language-asian="en" style:country-asian="US" style:font-name-complex="Arial Unicode MS" style:font-size-complex="22pt" style:language-complex="en" style:country-complex="US"/>
    </style:style>
    <style:style style:name="T45" style:family="text">
      <style:text-properties fo:color="#0000cc" style:font-name="DejaVu Sans Mono1" fo:font-size="22pt" fo:language="en" fo:country="US" style:font-name-asian="Arial Unicode MS" style:font-size-asian="22pt" style:language-asian="en" style:country-asian="US" style:font-name-complex="Arial Unicode MS" style:font-size-complex="22pt" style:language-complex="en" style:country-complex="US"/>
    </style:style>
    <style:style style:name="T46" style:family="text">
      <style:text-properties style:font-name="DejaVu Sans Mono1" fo:font-size="22pt" fo:language="en" fo:country="US" style:font-name-asian="Arial Unicode MS" style:font-size-asian="22pt" style:language-asian="en" style:country-asian="US" style:font-name-complex="Arial Unicode MS" style:font-size-complex="22pt" style:language-complex="en" style:country-complex="US"/>
    </style:style>
    <style:style style:name="T47" style:family="text">
      <style:text-properties fo:color="#007800" style:font-name="DejaVu Sans Mono1" fo:font-size="24pt" fo:language="en" fo:country="US" fo:font-weight="bold" style:font-name-asian="Arial Unicode MS" style:font-size-asian="24pt" style:language-asian="en" style:country-asian="US" style:font-weight-asian="bold" style:font-name-complex="Arial Unicode MS" style:font-size-complex="24pt" style:language-complex="en" style:country-complex="US" style:font-weight-complex="bold"/>
    </style:style>
    <style:style style:name="T48" style:family="text">
      <style:text-properties fo:color="#000000" style:font-name="DejaVu Sans Mono1" fo:font-size="24pt" fo:language="en" fo:country="US" style:font-name-asian="Arial Unicode MS" style:font-size-asian="24pt" style:language-asian="en" style:country-asian="US" style:font-name-complex="Arial Unicode MS" style:font-size-complex="24pt" style:language-complex="en" style:country-complex="US"/>
    </style:style>
    <style:style style:name="T49" style:family="text">
      <style:text-properties fo:color="#333399" style:font-name="DejaVu Sans Mono1" fo:font-size="24pt" fo:language="en" fo:country="US" fo:font-weight="bold" style:font-name-asian="Arial Unicode MS" style:font-size-asian="24pt" style:language-asian="en" style:country-asian="US" style:font-weight-asian="bold" style:font-name-complex="Arial Unicode MS" style:font-size-complex="24pt" style:language-complex="en" style:country-complex="US" style:font-weight-complex="bold"/>
    </style:style>
    <style:style style:name="T50" style:family="text">
      <style:text-properties fo:color="#0055aa" style:font-name="DejaVu Sans Mono1" fo:font-size="24pt" fo:language="en" fo:country="US" fo:font-weight="bold" style:font-name-asian="Arial Unicode MS" style:font-size-asian="24pt" style:language-asian="en" style:country-asian="US" style:font-weight-asian="bold" style:font-name-complex="Arial Unicode MS" style:font-size-complex="24pt" style:language-complex="en" style:country-complex="US" style:font-weight-complex="bold"/>
    </style:style>
    <style:style style:name="T51" style:family="text">
      <style:text-properties style:font-name="DejaVu Sans Mono1" fo:font-size="24pt" fo:language="en" fo:country="US" style:font-name-asian="Arial Unicode MS" style:font-size-asian="24pt" style:language-asian="en" style:country-asian="US" style:font-name-complex="Arial Unicode MS" style:font-size-complex="24pt" style:language-complex="en" style:country-complex="US"/>
    </style:style>
    <style:style style:name="T52" style:family="text">
      <style:text-properties fo:color="#0000cc" style:font-name="DejaVu Sans Mono1" fo:font-size="24pt" fo:language="en" fo:country="US" style:font-name-asian="Arial Unicode MS" style:font-size-asian="24pt" style:language-asian="en" style:country-asian="US" style:font-name-complex="Arial Unicode MS" style:font-size-complex="24pt" style:language-complex="en" style:country-complex="US"/>
    </style:style>
    <style:style style:name="T53" style:family="text">
      <style:text-properties fo:color="#0000dd" style:font-name="DejaVu Sans Mono1" fo:font-size="24pt" fo:language="en" fo:country="US" fo:font-weight="bold" style:font-name-asian="Arial Unicode MS" style:font-size-asian="24pt" style:language-asian="en" style:country-asian="US" style:font-weight-asian="bold" style:font-name-complex="Arial Unicode MS" style:font-size-complex="24pt" style:language-complex="en" style:country-complex="US" style:font-weight-complex="bold"/>
    </style:style>
    <style:style style:name="T54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55" style:family="text">
      <style:text-properties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56" style:family="text">
      <style:text-properties fo:font-size="20pt" fo:font-weight="bold" style:font-size-asian="20pt" style:font-weight-asian="bold" style:font-size-complex="20pt" style:font-weight-complex="bold"/>
    </style:style>
    <style:style style:name="T57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8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59" style:family="text">
      <style:text-properties fo:language="en" fo:country="CA" fo:font-weight="bold" style:font-name-asian="Times New Roman" style:language-asian="en" style:country-asian="CA" style:font-weight-asian="bold" style:font-name-complex="Times New Roman" style:language-complex="en" style:country-complex="CA" style:font-weight-complex="bold"/>
    </style:style>
    <style:style style:name="T60" style:family="text">
      <style:text-properties fo:language="en" fo:country="US" fo:font-style="italic" style:font-name-asian="Times New Roman" style:language-asian="en" style:country-asian="US" style:font-style-asian="italic" style:font-name-complex="Times New Roman" style:language-complex="en" style:country-complex="US" style:font-style-complex="italic"/>
    </style:style>
    <style:style style:name="T61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62" style:family="text">
      <style:text-properties style:font-name="Courier New1" fo:language="en" fo:country="CA" style:font-name-asian="Courier New1" style:language-asian="en" style:country-asian="CA" style:font-name-complex="Courier New1" style:language-complex="en" style:country-complex="CA"/>
    </style:style>
    <style:style style:name="T63" style:family="text">
      <style:text-properties style:font-name="Courier New1" fo:language="en" fo:country="US" style:font-name-asian="Courier New1" style:language-asian="en" style:country-asian="US" style:font-name-complex="Courier New1" style:language-complex="en" style:country-complex="US"/>
    </style:style>
    <style:style style:name="T64" style:family="text">
      <style:text-properties fo:color="#000000" style:font-name="Arial1" fo:font-size="20pt" fo:language="en" fo:country="US" style:font-size-asian="20pt" style:language-asian="en" style:country-asian="US" style:font-size-complex="20pt" style:language-complex="en" style:country-complex="US"/>
    </style:style>
    <style:style style:name="T65" style:family="text">
      <style:text-properties style:font-name="Courier New1" fo:language="en" fo:country="CA" fo:font-weight="bold" style:font-name-asian="Courier New1" style:language-asian="en" style:country-asian="CA" style:font-weight-asian="bold" style:font-name-complex="Courier New1" style:language-complex="en" style:country-complex="CA" style:font-weight-complex="bold"/>
    </style:style>
    <style:style style:name="T66" style:family="text">
      <style:text-properties fo:language="en" fo:country="CA" fo:font-style="italic" fo:font-weight="bold" style:font-name-asian="Times New Roman" style:language-asian="en" style:country-asian="CA" style:font-style-asian="italic" style:font-weight-asian="bold" style:font-name-complex="Times New Roman" style:language-complex="en" style:country-complex="CA" style:font-style-complex="italic" style:font-weight-complex="bold"/>
    </style:style>
    <style:style style:name="T67" style:family="text">
      <style:text-properties style:font-name="Arial Unicode MS" fo:font-size="22pt" fo:language="en" fo:country="CA" style:font-name-asian="Courier New1" style:font-size-asian="22pt" style:language-asian="en" style:country-asian="CA" style:font-name-complex="Courier New1" style:font-size-complex="22pt" style:language-complex="en" style:country-complex="CA"/>
    </style:style>
    <style:style style:name="T68" style:family="text">
      <style:text-properties style:font-name="Arial Unicode MS" fo:font-size="22pt" fo:language="en" fo:country="US" style:font-name-asian="Courier New1" style:font-size-asian="22pt" style:language-asian="en" style:country-asian="US" style:font-name-complex="Courier New1" style:font-size-complex="22pt" style:language-complex="en" style:country-complex="US"/>
    </style:style>
    <style:style style:name="T69" style:family="text">
      <style:text-properties style:font-name="Arial Unicode MS" fo:font-size="22pt" fo:language="en" fo:country="CA" fo:font-weight="bold" style:font-name-asian="Courier New1" style:font-size-asian="22pt" style:language-asian="en" style:country-asian="CA" style:font-weight-asian="bold" style:font-name-complex="Courier New1" style:font-size-complex="22pt" style:language-complex="en" style:country-complex="CA" style:font-weight-complex="bold"/>
    </style:style>
    <style:style style:name="T70" style:family="text">
      <style:text-properties style:font-name="Arial Unicode MS" fo:font-size="22pt" fo:language="en" fo:country="US" fo:font-weight="bold" style:font-name-asian="Courier New1" style:font-size-asian="22pt" style:language-asian="en" style:country-asian="US" style:font-weight-asian="bold" style:font-name-complex="Courier New1" style:font-size-complex="22pt" style:language-complex="en" style:country-complex="US" style:font-weight-complex="bold"/>
    </style:style>
    <style:style style:name="T71" style:family="text">
      <style:text-properties style:font-name="Arial Unicode MS" fo:language="en" fo:country="CA" style:font-name-asian="Courier New1" style:language-asian="en" style:country-asian="CA" style:font-name-complex="Courier New1" style:language-complex="en" style:country-complex="CA"/>
    </style:style>
    <style:style style:name="T72" style:family="text">
      <style:text-properties style:font-name="Arial Unicode MS" fo:language="en" fo:country="CA" fo:font-weight="bold" style:font-name-asian="Courier New1" style:language-asian="en" style:country-asian="CA" style:font-weight-asian="bold" style:font-name-complex="Courier New1" style:language-complex="en" style:country-complex="CA" style:font-weight-complex="bold"/>
    </style:style>
    <style:style style:name="T73" style:family="text">
      <style:text-properties style:font-name="Arial Unicode MS" fo:language="en" fo:country="US" style:font-name-asian="Courier New1" style:language-asian="en" style:country-asian="US" style:font-name-complex="Courier New1" style:language-complex="en" style:country-complex="US"/>
    </style:style>
    <style:style style:name="T74" style:family="text">
      <style:text-properties style:font-name="Courier New1" fo:language="en" fo:country="CA" fo:font-weight="bold" style:font-name-asian="Times New Roman" style:language-asian="en" style:country-asian="CA" style:font-weight-asian="bold" style:font-name-complex="Times New Roman" style:language-complex="en" style:country-complex="CA" style:font-weight-complex="bold"/>
    </style:style>
    <style:style style:name="T75" style:family="text">
      <style:text-properties fo:language="en" fo:country="CA" fo:font-style="italic" style:font-name-asian="Times New Roman" style:language-asian="en" style:country-asian="CA" style:font-style-asian="italic" style:font-name-complex="Times New Roman" style:language-complex="en" style:country-complex="CA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4" style:num-format="">
        <style:list-level-properties/>
        <style:text-properties fo:color="#000000" fo:font-size="100%"/>
      </text:list-level-style-number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style:font-name="Arial Unicode MS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Courier New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og4J" draw:style-name="dp1" draw:master-page-name="JTM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2.859cm" svg:height="2.237cm" svg:x="1.141cm" svg:y="8.163cm" presentation:class="title" presentation:user-transformed="true">
          <draw:text-box>
            <text:list text:style-name="L1">
              <text:list-header>
                <text:p text:style-name="P1"><text:span text:style-name="T1">Log4J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Topics of Discussion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Agenda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The value of logging</text:p>
              </text:list-item>
              <text:list-item>
                <text:p text:style-name="P4">Approaches to logging-tracing</text:p>
              </text:list-item>
              <text:list-item>
                <text:p text:style-name="P4">Java Specification Request 47</text:p>
              </text:list-item>
              <text:list-item>
                <text:p text:style-name="P4">Log4J Background</text:p>
              </text:list-item>
              <text:list-item>
                <text:p text:style-name="P4">Log4J Configuration</text:p>
              </text:list-item>
              <text:list-item>
                <text:p text:style-name="P4">Using Log4j</text:p>
              </text:list-item>
              <text:list-item>
                <text:p text:style-name="P4">Examples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The Value of logging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The Value of logging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6">Do programmers use debuggers or Loggers?</text:p>
                <text:list>
                  <text:list-item>
                    <text:p text:style-name="P7">Logging is often faster than using a debugger.</text:p>
                  </text:list-item>
                  <text:list-item>
                    <text:p text:style-name="P7">Logging can be used to diagnose problems in the field.</text:p>
                  </text:list-item>
                  <text:list-item>
                    <text:p text:style-name="P7">Debugging is difficult in a distributed computing environment.<text:line-break/>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8"><text:span text:style-name="T2">Note: The key to using a logger for debugging is to have lots of events recorded.</text:span></text:p>
                    <text:p text:style-name="P8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Logging activities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Logging activities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Note how similar this activities are.</text:p>
                <text:list>
                  <text:list-item>
                    <text:p text:style-name="P9">Tracing</text:p>
                  </text:list-item>
                  <text:list-item>
                    <text:p text:style-name="P9">Debugging</text:p>
                  </text:list-item>
                  <text:list-item>
                    <text:p text:style-name="P9">Error Handling</text:p>
                  </text:list-item>
                  <text:list-item>
                    <text:p text:style-name="P9">Logging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0"><text:span text:style-name="T3">(All write output to a storage device. Only the type of information written is different)</text:span></text:p>
                    <text:p text:style-name="P10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What is logged?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What is logged?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4">
              <text:list-item>
                <text:list>
                  <text:list-header>
                    <text:p text:style-name="P11"><text:span text:style-name="T3"/></text:p>
                  </text:list-header>
                </text:list>
              </text:list-item>
            </text:list>
            <text:list text:style-name="L3">
              <text:list-item>
                <text:p text:style-name="P6">Types of information logged</text:p>
                <text:list>
                  <text:list-item>
                    <text:p text:style-name="P7">Program flow</text:p>
                  </text:list-item>
                  <text:list-item>
                    <text:p text:style-name="P7">Detailed information about what occurs in a method at a granular level</text:p>
                  </text:list-item>
                  <text:list-item>
                    <text:p text:style-name="P7">Information about a specific error that has occurred in the system</text:p>
                  </text:list-item>
                  <text:list-item>
                    <text:p text:style-name="P7">Document historical business events that have occurre</text:p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pproaches to Logging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Approaches to Logging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12"><text:span text:style-name="T4">System.out.println</text:span></text:p>
                <text:list>
                  <text:list-item>
                    <text:p text:style-name="P12"><text:span text:style-name="T5">Poor performance</text:span></text:p>
                  </text:list-item>
                  <text:list-item>
                    <text:p text:style-name="P12"><text:span text:style-name="T5">All or none – Example below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8"><text:span text:style-name="T5">Some <text:s/>people use a class like</text:span></text:p>
                  </text:list-header>
                  <text:list-item>
                    <text:p text:style-name="P8"><text:span text:style-name="T5"/></text:p>
                    <text:p text:style-name="P13"><text:span text:style-name="T6">Class foo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14"><text:span text:style-name="T6">public static final boolean debug = true;</text:span></text:p>
                        <text:p text:style-name="P14"><text:span text:style-name="T6">public void test(){</text:span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5"><text:span text:style-name="T6">If(debug)System.out.println(“I exist only in a test environmnet”)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14"><text:span text:style-name="T6">}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3"><text:span text:style-name="T6">}</text:span><text:span text:style-name="T6"><text:line-break/></text:span><text:span text:style-name="T6"/></text:p>
                  </text:list-header>
                </text:list>
              </text:list-item>
            </text:list>
            <text:list text:style-name="L3">
              <text:list-item>
                <text:p text:style-name="P12"><text:span text:style-name="T5">Custom log API</text:span></text:p>
                <text:list>
                  <text:list-item>
                    <text:p text:style-name="P12"><text:span text:style-name="T5">More code to maintain</text:span></text:p>
                  </text:list-item>
                  <text:list-item>
                    <text:p text:style-name="P12"><text:span text:style-name="T5">Classic build vs buy (or use) decision</text:span></text:p>
                  </text:list-item>
                </text:list>
              </text:list-item>
              <text:list-item>
                <text:p text:style-name="P12"><text:span text:style-name="T5">Open Source libraries (like </text:span><text:span text:style-name="T7">Log4j</text:span><text:span text:style-name="T5">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Java Specification Request 47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Java Specification Request 47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16"><text:span text:style-name="T3">Enable/disable logging at runtime</text:span></text:p>
              </text:list-item>
              <text:list-item>
                <text:p text:style-name="P16"><text:span text:style-name="T3">Control logging at a fairly fine granularity</text:span></text:p>
                <text:list>
                  <text:list-item>
                    <text:p text:style-name="P16"><text:span text:style-name="T3">Disable logging for specific functionality</text:span></text:p>
                  </text:list-item>
                </text:list>
              </text:list-item>
              <text:list-item>
                <text:p text:style-name="P16"><text:span text:style-name="T3">Bridge services that connect the logging APIs to existing logging services (Operating System Logs, Third party logs)</text:span></text:p>
              </text:list-item>
              <text:list-item>
                <text:p text:style-name="P17"><text:span text:style-name="T3">Available for public review at </text:span><text:span text:style-name="T3"><text:a xlink:href="http://java.sun.com/aboutJava/communityprocess/review/jsr047/index.html" xlink:type="simple">http://java.sun.com/aboutJava/communityprocess/review/jsr047/index.html</text:a></text:span><text:span text:style-name="T8"> </text:span></text:p>
              </text:list-item>
            </text:list>
            <text:list text:style-name="L1">
              <text:list-header>
                <text:p text:style-name="P18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The Log Class" draw:style-name="dp4" draw:master-page-name="JTM" presentation:presentation-page-layout-name="AL3T11">
        <office:forms form:automatic-focus="false" form:apply-design-mode="false"/>
        <draw:frame draw:name="Title 1" presentation:style-name="pr5" draw:layer="layout" svg:width="21.589cm" svg:height="3.181cm" svg:x="1.883cm" svg:y="0.063cm" presentation:class="title" presentation:user-transformed="true">
          <draw:text-box>
            <text:p>Android: the Log Class</text:p>
          </draw:text-box>
        </draw:frame>
        <draw:frame draw:name="Content Placeholder 2" presentation:style-name="pr6" draw:layer="layout" svg:width="22.85cm" svg:height="13.969cm" svg:x="1.274cm" svg:y="3.515cm" presentation:class="outline" presentation:user-transformed="true">
          <draw:text-box>
            <text:list text:style-name="L3">
              <text:list-item>
                <text:p>The <text:span text:style-name="T9">Log</text:span> class (in package android.util) can be used to log messages at runtime</text:p>
              </text:list-item>
              <text:list-item>
                <text:p>It provides static methods to log messages of various severity levels:</text:p>
                <text:list>
                  <text:list-item>
                    <text:p><text:span text:style-name="T9">Log.e</text:span>(String tag, String msg): Log an error</text:p>
                  </text:list-item>
                  <text:list-item>
                    <text:p><text:span text:style-name="T9">Log.w</text:span>(String tag, String msg): Log a warning</text:p>
                  </text:list-item>
                  <text:list-item>
                    <text:p><text:span text:style-name="T9">Log.i</text:span>(String tag, String msg): Log an informational message</text:p>
                  </text:list-item>
                  <text:list-item>
                    <text:p><text:span text:style-name="T9">Log.d</text:span>(String tag, String msg): Log a debugging message</text:p>
                  </text:list-item>
                  <text:list-item>
                    <text:p><text:span text:style-name="T9">Log.v</text:span>(String tag, String msg): Log a verbose message</text:p>
                  </text:list-item>
                  <text:list-item>
                    <text:p><text:span text:style-name="T9">Log.wtf</text:span>(String tag, String msg): Log a “What a Terrible Failure” message (to report an exception that should never happen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2.324cm" svg:height="9.524cm" svg:x="3.36cm" svg:y="1.929cm" draw:page-number="8" presentation:class="page"/>
          <draw:frame presentation:style-name="pr7" draw:text-style-name="P19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9" draw:style-name="dp3" draw:master-page-name="JTM" presentation:presentation-page-layout-name="AL2T1" presentation:use-date-time-name="dtd1">
        <office:forms form:automatic-focus="false" form:apply-design-mode="false"/>
        <draw:frame presentation:style-name="pr8" draw:layer="layout" svg:width="22.859cm" svg:height="2.237cm" svg:x="1.27cm" svg:y="0.758cm" presentation:class="title" presentation:user-transformed="true">
          <draw:text-box>
            <text:p>Java logger example</text:p>
          </draw:text-box>
        </draw:frame>
        <draw:frame presentation:style-name="pr9" draw:layer="layout" svg:width="22.351cm" svg:height="14.747cm" svg:x="1.27cm" svg:y="3.456cm" presentation:class="outline" presentation:user-transformed="true">
          <draw:text-box>
            <text:list text:style-name="L3">
              <text:list-item>
                <text:p><text:span text:style-name="T9">java.util.logging.Logger</text:span> is built-in class of Java</text:p>
              </text:list-item>
              <text:list-item>
                <text:p>Is quite ceremonial (two imports, enumeration for log level):<text:line-break/></text:p>
              </text:list-item>
            </text:list>
            <text:p text:style-name="P20"><text:span text:style-name="T10">import</text:span><text:span text:style-name="T11"> </text:span><text:span text:style-name="T12">java.util.logging.Level</text:span><text:span text:style-name="T13">;</text:span><text:span text:style-name="T13"><text:line-break/></text:span><text:span text:style-name="T10">import</text:span><text:span text:style-name="T11"> </text:span><text:span text:style-name="T12">java.util.logging.Logger</text:span><text:span text:style-name="T13">;</text:span><text:span text:style-name="T13"><text:line-break/></text:span><text:span text:style-name="T13"><text:line-break/></text:span><text:span text:style-name="T10">public</text:span><text:span text:style-name="T11"> </text:span><text:span text:style-name="T10">class</text:span><text:span text:style-name="T11"> </text:span><text:span text:style-name="T14">LoggerExample</text:span><text:span text:style-name="T11"> </text:span><text:span text:style-name="T13">{</text:span><text:span text:style-name="T13"><text:line-break/></text:span><text:span text:style-name="T13"><text:line-break/></text:span><text:span text:style-name="T10">private</text:span><text:span text:style-name="T11"> </text:span><text:span text:style-name="T10">static</text:span><text:span text:style-name="T11"> </text:span><text:span text:style-name="T10">final</text:span><text:span text:style-name="T11"> Logger log </text:span><text:span text:style-name="T13">= </text:span><text:span text:style-name="T11">Logger</text:span><text:span text:style-name="T13">.</text:span><text:span text:style-name="T15">getLogger</text:span><text:span text:style-name="T13">(</text:span><text:span text:style-name="T11">LoggerExample</text:span><text:span text:style-name="T13">.getClass());</text:span><text:span text:style-name="T13"><text:line-break/></text:span><text:span text:style-name="T13"/></text:p>
            <text:p text:style-name="P20"><text:span text:style-name="T10"><text:s text:c="2"/></text:span><text:span text:style-name="T10">public</text:span><text:span text:style-name="T11"> </text:span><text:span text:style-name="T10">static</text:span><text:span text:style-name="T11"> </text:span><text:span text:style-name="T16">void</text:span><text:span text:style-name="T11"> </text:span><text:span text:style-name="T17">main</text:span><text:span text:style-name="T13">(</text:span><text:span text:style-name="T11">String</text:span><text:span text:style-name="T13">[]</text:span><text:span text:style-name="T11"> args</text:span><text:span text:style-name="T13">)</text:span><text:span text:style-name="T11"> </text:span><text:span text:style-name="T13">{</text:span><text:span text:style-name="T13"><text:line-break/></text:span><text:span text:style-name="T11"> <text:s text:c="3"/>log</text:span><text:span text:style-name="T13">.</text:span><text:span text:style-name="T15">log</text:span><text:span text:style-name="T13">(</text:span><text:span text:style-name="T11">Level</text:span><text:span text:style-name="T13">.</text:span><text:span text:style-name="T15">SEVERE</text:span><text:span text:style-name="T13">,</text:span><text:span text:style-name="T11"> "Severe message"</text:span><text:span text:style-name="T13">);</text:span><text:span text:style-name="T13"><text:line-break/></text:span><text:span text:style-name="T13"> <text:s/>}</text:span><text:span text:style-name="T13"><text:line-break/></text:span><text:span text:style-name="T13">}</text:span></text:p>
          </draw:text-box>
        </draw:frame>
        <presentation:notes draw:style-name="dp2">
          <draw:page-thumbnail draw:style-name="gr1" draw:layer="layout" svg:width="12.324cm" svg:height="9.524cm" svg:x="3.36cm" svg:y="1.929cm" draw:page-number="9" presentation:class="page"/>
          <draw:frame presentation:style-name="pr10" draw:text-style-name="P21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10" draw:style-name="dp3" draw:master-page-name="JTM" presentation:presentation-page-layout-name="AL2T1" presentation:use-date-time-name="dtd1">
        <office:forms form:automatic-focus="false" form:apply-design-mode="false"/>
        <draw:frame presentation:style-name="pr8" draw:layer="layout" svg:width="22.859cm" svg:height="2.237cm" svg:x="1.27cm" svg:y="0.758cm" presentation:class="title" presentation:user-transformed="true">
          <draw:text-box>
            <text:p>Java Logger levels</text:p>
          </draw:text-box>
        </draw:frame>
        <draw:frame presentation:style-name="pr9" draw:layer="layout" svg:width="22.351cm" svg:height="14.747cm" svg:x="1.27cm" svg:y="3.456cm" presentation:class="outline">
          <draw:text-box>
            <text:list text:style-name="L3">
              <text:list-item>
                <text:p><text:s text:c="4"/>SEVERE (highest value)</text:p>
              </text:list-item>
              <text:list-item>
                <text:p><text:s text:c="4"/>WARNING</text:p>
              </text:list-item>
              <text:list-item>
                <text:p><text:s text:c="4"/>INFO</text:p>
              </text:list-item>
              <text:list-item>
                <text:p><text:s text:c="4"/>CONFIG</text:p>
              </text:list-item>
              <text:list-item>
                <text:p><text:s text:c="4"/>FINE</text:p>
              </text:list-item>
              <text:list-item>
                <text:p><text:s text:c="4"/>FINER</text:p>
              </text:list-item>
              <text:list-item>
                <text:p><text:s text:c="4"/>FINEST (lowest value) 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0" presentation:class="page"/>
          <draw:frame presentation:style-name="pr10" draw:text-style-name="P2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Log4J background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Log4J background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18">In early 1996, the E.U. SEMPER</text:span><text:span text:style-name="T19"> </text:span><text:span text:style-name="T18">project decided to write its own tracing API</text:span></text:p>
              </text:list-item>
              <text:list-item>
                <text:p text:style-name="P4"><text:span text:style-name="T20">Later developed by IBM at their Zurich research lab.</text:span></text:p>
              </text:list-item>
              <text:list-item>
                <text:p text:style-name="P4"><text:span text:style-name="T20">Currently maintained by Apache </text:span><text:span text:style-name="T20"><text:line-break/></text:span><text:span text:style-name="T20"><text:a xlink:href="https://logging.apache.org/log4j/" xlink:type="simple">https://logging.apache.org/log4j/</text:a></text:span><text:span text:style-name="T20"> </text:span></text:p>
              </text:list-item>
              <text:list-item>
                <text:p text:style-name="P4"><text:span text:style-name="T20">Open source</text:span></text:p>
              </text:list-item>
              <text:list-item>
                <text:p text:style-name="P4"><text:span text:style-name="T20">Latest stable release</text:span><text:span text:style-name="T20"><text:line-break/></text:span><text:span text:style-name="T20"><text:a xlink:href="https://logging.apache.org/log4j/2.x/" xlink:type="simple">https://logging.apache.org/log4j/2.x/</text:a></text:span><text:span text:style-name="T20">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2" draw:style-name="dp1" draw:master-page-name="JTM" presentation:presentation-page-layout-name="AL2T1" presentation:use-date-time-name="dtd1">
        <office:forms form:automatic-focus="false" form:apply-design-mode="false"/>
        <draw:frame presentation:style-name="pr8" draw:layer="layout" svg:width="22.859cm" svg:height="2.237cm" svg:x="1.27cm" svg:y="0.758cm" presentation:class="title" presentation:user-transformed="true">
          <draw:text-box>
            <text:p>Log4J example</text:p>
          </draw:text-box>
        </draw:frame>
        <draw:frame presentation:style-name="pr9" draw:text-style-name="P24" draw:layer="layout" svg:width="24cm" svg:height="14.747cm" svg:x="0.8cm" svg:y="3.456cm" presentation:class="outline" presentation:user-transformed="true">
          <draw:text-box>
            <text:list text:style-name="L3">
              <text:list-item>
                <text:p text:style-name="P23"><text:span text:style-name="T9">org.apache.log4j.Logger</text:span><text:span text:style-name="T9"><text:line-break/></text:span>is simpler to use:<text:line-break/><text:line-break/><text:span text:style-name="T10">import</text:span><text:span text:style-name="T13"> </text:span><text:span text:style-name="T12">org.apache.log4j.Logger</text:span><text:span text:style-name="T13">;</text:span><text:span text:style-name="T13"><text:line-break/></text:span><text:span text:style-name="T10">public</text:span><text:span text:style-name="T11"> </text:span><text:span text:style-name="T10">class</text:span><text:span text:style-name="T11"> </text:span><text:span text:style-name="T14">Log4Jexample</text:span><text:span text:style-name="T11"> </text:span><text:span text:style-name="T13">{</text:span><text:span text:style-name="T13"><text:line-break/></text:span><text:span text:style-name="T10">final</text:span><text:span text:style-name="T11"> </text:span><text:span text:style-name="T10">static</text:span><text:span text:style-name="T11"> Logger logger </text:span><text:span text:style-name="T13">=</text:span><text:span text:style-name="T11"> Logger</text:span><text:span text:style-name="T13">.</text:span><text:span text:style-name="T15">getLogger</text:span><text:span text:style-name="T13">(</text:span><text:span text:style-name="T11">Log4Jexample</text:span><text:span text:style-name="T13">.</text:span><text:span text:style-name="T15">class</text:span><text:span text:style-name="T13">);</text:span><text:span text:style-name="T13"><text:line-break/></text:span><text:span text:style-name="T10">public</text:span><text:span text:style-name="T11"> </text:span><text:span text:style-name="T10">static</text:span><text:span text:style-name="T11"> </text:span><text:span text:style-name="T16">void</text:span><text:span text:style-name="T11"> </text:span><text:span text:style-name="T17">main</text:span><text:span text:style-name="T13">(</text:span><text:span text:style-name="T11">String</text:span><text:span text:style-name="T13">[]</text:span><text:span text:style-name="T11"> args</text:span><text:span text:style-name="T13">)</text:span><text:span text:style-name="T11"> </text:span><text:span text:style-name="T13">{</text:span><text:span text:style-name="T13"><text:line-break/></text:span><text:span text:style-name="T11"> <text:s text:c="7"/>logger</text:span><text:span text:style-name="T13">.</text:span><text:span text:style-name="T15">warn</text:span><text:span text:style-name="T13">(</text:span><text:span text:style-name="T11">"This is warning"</text:span><text:span text:style-name="T13">);</text:span><text:span text:style-name="T13"><text:line-break/></text:span><text:span text:style-name="T11"> <text:s text:c="7"/>logger</text:span><text:span text:style-name="T13">.</text:span><text:span text:style-name="T15">error</text:span><text:span text:style-name="T13">(</text:span><text:span text:style-name="T11">"This is error"</text:span><text:span text:style-name="T13">);</text:span><text:span text:style-name="T13"><text:line-break/></text:span><text:span text:style-name="T11"> <text:s text:c="7"/>logger</text:span><text:span text:style-name="T13">.</text:span><text:span text:style-name="T15">fatal</text:span><text:span text:style-name="T13">(</text:span><text:span text:style-name="T11">"This is fatal"</text:span><text:span text:style-name="T13">);</text:span><text:span text:style-name="T13"><text:line-break/></text:span><text:span text:style-name="T11"> <text:s/></text:span><text:span text:style-name="T13">}</text:span><text:span text:style-name="T13"><text:line-break/></text:span><text:span text:style-name="T13">}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2" presentation:class="page"/>
          <draw:frame presentation:style-name="pr10" draw:text-style-name="P21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13" draw:style-name="dp3" draw:master-page-name="JTM" presentation:presentation-page-layout-name="AL2T1" presentation:use-date-time-name="dtd1">
        <office:forms form:automatic-focus="false" form:apply-design-mode="false"/>
        <draw:frame presentation:style-name="pr8" draw:layer="layout" svg:width="22.859cm" svg:height="2.237cm" svg:x="1.27cm" svg:y="0.758cm" presentation:class="title" presentation:user-transformed="true">
          <draw:text-box>
            <text:p>Adding dependencies</text:p>
          </draw:text-box>
        </draw:frame>
        <draw:frame presentation:style-name="pr9" draw:layer="layout" svg:width="22.351cm" svg:height="14.747cm" svg:x="1.27cm" svg:y="3.456cm" presentation:class="outline" presentation:user-transformed="true">
          <draw:text-box>
            <text:list text:style-name="L3">
              <text:list-item>
                <text:p>If manual configuration is used, need to download log4j...jar file, add it to libs, add to the classpath</text:p>
              </text:list-item>
              <text:list-item>
                <text:p>For maven projects need to add dependency, e.g.:</text:p>
                <text:p><text:line-break/><text:span text:style-name="T21">&lt;dependency&gt;</text:span><text:span text:style-name="T22"><text:line-break/></text:span><text:span text:style-name="T23"> <text:s text:c="3"/></text:span><text:span text:style-name="T24">&lt;groupId&gt;</text:span><text:span text:style-name="T23">log4j</text:span><text:span text:style-name="T24">&lt;/groupId&gt;</text:span><text:span text:style-name="T24"><text:line-break/></text:span><text:span text:style-name="T23"> <text:s text:c="3"/></text:span><text:span text:style-name="T24">&lt;artifactId&gt;</text:span><text:span text:style-name="T23">log4j</text:span><text:span text:style-name="T24">&lt;/artifactId&gt;</text:span><text:span text:style-name="T24"><text:line-break/></text:span><text:span text:style-name="T23"> <text:s text:c="3"/></text:span><text:span text:style-name="T24">&lt;version&gt;</text:span><text:span text:style-name="T23">1.2.17</text:span><text:span text:style-name="T24">&lt;/version&gt;</text:span><text:span text:style-name="T24"><text:line-break/></text:span><text:span text:style-name="T23">&lt;/dependency&gt;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3" presentation:class="page"/>
          <draw:frame presentation:style-name="pr10" draw:text-style-name="P2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1" draw:style-name="dp1" draw:master-page-name="JTM" presentation:presentation-page-layout-name="AL2T1" presentation:use-date-time-name="dtd1">
        <office:forms form:automatic-focus="false" form:apply-design-mode="false"/>
        <draw:frame presentation:style-name="pr11" draw:text-style-name="P5" draw:layer="layout" svg:width="22.351cm" svg:height="14.747cm" svg:x="1.27cm" svg:y="3.456cm" presentation:class="outline">
          <draw:text-box>
            <text:p><text:span text:style-name="T25">import</text:span><text:span text:style-name="T26"> </text:span><text:span text:style-name="T27">org.apache.log4j.Level</text:span><text:span text:style-name="T28">;</text:span></text:p>
            <text:p text:style-name="P25"><text:span text:style-name="T29">import</text:span><text:span text:style-name="T26"> </text:span><text:span text:style-name="T30">org.apache.log4j.Logger</text:span><text:span text:style-name="T28">;</text:span></text:p>
            <text:p text:style-name="P25"><text:span text:style-name="T29">import</text:span><text:span text:style-name="T26"> </text:span><text:span text:style-name="T30">org.apache.log4j.PatternLayout</text:span><text:span text:style-name="T28">;</text:span></text:p>
            <text:p text:style-name="P25"><text:span text:style-name="T29">import</text:span><text:span text:style-name="T26"> </text:span><text:span text:style-name="T30">org.apache.log4j.ConsoleAppender</text:span><text:span text:style-name="T28">;</text:span></text:p>
            <text:p text:style-name="P25"><text:span text:style-name="T29">public</text:span><text:span text:style-name="T26"> </text:span><text:span text:style-name="T29">class</text:span><text:span text:style-name="T26"> </text:span><text:span text:style-name="T31">Hippo</text:span><text:span text:style-name="T26"> </text:span><text:span text:style-name="T28">{</text:span><text:span text:style-name="T26"> <text:s text:c="2"/></text:span></text:p>
            <text:p text:style-name="P25"><text:span text:style-name="T26"><text:s text:c="6"/></text:span><text:span text:style-name="T29">static</text:span><text:span text:style-name="T26"> Logger logger </text:span><text:span text:style-name="T28">=</text:span><text:span text:style-name="T26"> Logger</text:span><text:span text:style-name="T28">.</text:span><text:span text:style-name="T32">getLogger</text:span><text:span text:style-name="T28">(</text:span><text:span text:style-name="T26">Hippo</text:span><text:span text:style-name="T28">.</text:span><text:span text:style-name="T32">class</text:span><text:span text:style-name="T28">);</text:span><text:span text:style-name="T26"> <text:s text:c="2"/></text:span></text:p>
            <text:p text:style-name="P25"><text:span text:style-name="T26"><text:s text:c="6"/></text:span><text:span text:style-name="T29">public</text:span><text:span text:style-name="T26"> </text:span><text:span text:style-name="T29">static</text:span><text:span text:style-name="T26"> </text:span><text:span text:style-name="T33">void</text:span><text:span text:style-name="T26"> </text:span><text:span text:style-name="T34">main</text:span><text:span text:style-name="T28">(</text:span><text:span text:style-name="T26">String args</text:span><text:span text:style-name="T28">[])</text:span><text:span text:style-name="T26"> </text:span><text:span text:style-name="T28">{</text:span><text:span text:style-name="T26"> </text:span></text:p>
            <text:p text:style-name="P25"><text:span text:style-name="T26">String pattern </text:span><text:span text:style-name="T28">=</text:span><text:span text:style-name="T26"> <text:s/>"Milliseconds since program start: %r %n"</text:span><text:span text:style-name="T28">;</text:span><text:span text:style-name="T26"> <text:s text:c="12"/></text:span></text:p>
            <text:p text:style-name="P25"><text:span text:style-name="T26"><text:s text:c="4"/></text:span><text:span text:style-name="T26">pattern </text:span><text:span text:style-name="T28">+=</text:span><text:span text:style-name="T26"> "Classname of caller: %C %n"</text:span><text:span text:style-name="T28">;</text:span><text:span text:style-name="T26"> <text:s text:c="16"/></text:span></text:p>
            <text:p text:style-name="P25"><text:span text:style-name="T26"><text:s text:c="4"/></text:span><text:span text:style-name="T26">pattern </text:span><text:span text:style-name="T28">+=</text:span><text:span text:style-name="T26"> "Date in ISO8601 format: <text:s text:c="4"/>%d{ISO8601} %n"</text:span><text:span text:style-name="T28">;</text:span><text:span text:style-name="T26"> <text:s text:c="12"/></text:span></text:p>
            <text:p text:style-name="P25"><text:span text:style-name="T26"><text:s text:c="4"/></text:span><text:span text:style-name="T26">pattern </text:span><text:span text:style-name="T28">+=</text:span><text:span text:style-name="T26"> "Location of log event: %l %n"</text:span><text:span text:style-name="T28">;</text:span><text:span text:style-name="T26"> <text:s text:c="13"/></text:span></text:p>
            <text:p text:style-name="P25"><text:span text:style-name="T26"><text:s text:c="4"/></text:span><text:span text:style-name="T26">pattern </text:span><text:span text:style-name="T28">+=</text:span><text:span text:style-name="T26"> "Message: %m %n %n"</text:span><text:span text:style-name="T28">;</text:span><text:span text:style-name="T26"> </text:span></text:p>
            <text:p text:style-name="P25"><text:span text:style-name="T26"><text:s text:c="4"/></text:span><text:span text:style-name="T26">PatternLayout layout </text:span><text:span text:style-name="T28">=</text:span><text:span text:style-name="T26"> </text:span><text:span text:style-name="T29">new</text:span><text:span text:style-name="T26"> PatternLayout</text:span><text:span text:style-name="T28">(</text:span><text:span text:style-name="T26">pattern</text:span><text:span text:style-name="T28">);</text:span><text:span text:style-name="T26"> <text:s text:c="5"/></text:span></text:p>
            <text:p text:style-name="P25"><text:span text:style-name="T26"><text:s text:c="4"/></text:span><text:span text:style-name="T26">ConsoleAppender appender </text:span><text:span text:style-name="T28">=</text:span><text:span text:style-name="T26"> </text:span><text:span text:style-name="T29">new</text:span><text:span text:style-name="T26"> ConsoleAppender</text:span><text:span text:style-name="T28">(</text:span><text:span text:style-name="T26">layout</text:span><text:span text:style-name="T28">);</text:span><text:span text:style-name="T26"> </text:span></text:p>
            <text:p text:style-name="P25"><text:span text:style-name="T26"><text:s text:c="4"/></text:span><text:span text:style-name="T26">logger</text:span><text:span text:style-name="T28">.</text:span><text:span text:style-name="T32">addAppender</text:span><text:span text:style-name="T28">(</text:span><text:span text:style-name="T26">appender</text:span><text:span text:style-name="T28">);</text:span><text:span text:style-name="T28"><text:line-break/></text:span><text:span text:style-name="T28"> <text:s text:c="3"/></text:span><text:span text:style-name="T26">logger</text:span><text:span text:style-name="T28">.</text:span><text:span text:style-name="T32">setLevel</text:span><text:span text:style-name="T28">((</text:span><text:span text:style-name="T26">Level</text:span><text:span text:style-name="T28">)</text:span><text:span text:style-name="T26"> Level</text:span><text:span text:style-name="T28">.</text:span><text:span text:style-name="T32">DEBUG</text:span><text:span text:style-name="T28">);</text:span><text:span text:style-name="T35"> </text:span><text:span text:style-name="T26"> <text:s text:c="5"/></text:span></text:p>
            <text:p text:style-name="P25"><text:span text:style-name="T26"><text:s text:c="4"/></text:span><text:span text:style-name="T26">logger</text:span><text:span text:style-name="T28">.</text:span><text:span text:style-name="T32">debug</text:span><text:span text:style-name="T28">(</text:span><text:span text:style-name="T26">"Here is some DEBUG"</text:span><text:span text:style-name="T28">);</text:span><text:span text:style-name="T26"> <text:s text:c="5"/></text:span></text:p>
            <text:p text:style-name="P25"><text:span text:style-name="T26"><text:s text:c="2"/></text:span><text:span text:style-name="T28">}</text:span></text:p>
            <text:p text:style-name="P26"><text:span text:style-name="T28">}</text:span></text:p>
          </draw:text-box>
        </draw:frame>
        <draw:frame presentation:style-name="pr3" draw:text-style-name="P2" draw:layer="layout" svg:width="22.859cm" svg:height="2.237cm" svg:x="1.27cm" svg:y="0.758cm" presentation:class="title" presentation:user-transformed="true">
          <draw:text-box>
            <text:list text:style-name="L2">
              <text:list-header>
                <text:p text:style-name="P1"><text:span text:style-name="T20">Example with dynamic setting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Using external configuration file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3.13cm" svg:height="2.642cm" svg:x="1.27cm" svg:y="0.758cm" presentation:class="title" presentation:user-transformed="true">
          <draw:text-box>
            <text:list text:style-name="L2">
              <text:list-header>
                <text:p text:style-name="P1"><text:span text:style-name="T20">Using external configuration file</text:span>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27"><text:span text:style-name="T18">Options do not have to be hard-coded within the software</text:span><text:span text:style-name="T36"> </text:span></text:p>
              </text:list-item>
              <text:list-item>
                <text:p text:style-name="P27"><text:span text:style-name="T18">Options can be changed without having to recompile the software</text:span><text:span text:style-name="T36"> </text:span></text:p>
              </text:list-item>
              <text:list-item>
                <text:p text:style-name="P27"><text:span text:style-name="T18">It is slightly slower</text:span><text:span text:style-name="T36"> </text:span></text:p>
              </text:list-item>
              <text:list-item>
                <text:p text:style-name="P27"><text:span text:style-name="T18">There are two ways in which one can specify the external configuration file: </text:span></text:p>
                <text:list>
                  <text:list-item>
                    <text:p text:style-name="P7"><text:span text:style-name="T18">Plain text file </text:span><text:span text:style-name="T19">(</text:span><text:span text:style-name="T18">PropertyConfigurator</text:span><text:span text:style-name="T19">)</text:span></text:p>
                  </text:list-item>
                  <text:list-item>
                    <text:p text:style-name="P7"><text:span text:style-name="T18">XML file </text:span><text:span text:style-name="T19">(</text:span><text:span text:style-name="T18">DOMConfigurator</text:span><text:span text:style-name="T19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6" draw:style-name="dp3" draw:master-page-name="JTM" presentation:presentation-page-layout-name="AL2T1" presentation:use-date-time-name="dtd1">
        <office:forms form:automatic-focus="false" form:apply-design-mode="false"/>
        <draw:frame presentation:style-name="pr8" draw:layer="layout" svg:width="22.859cm" svg:height="2.237cm" svg:x="1.27cm" svg:y="0.758cm" presentation:class="title" presentation:user-transformed="true">
          <draw:text-box>
            <text:p>Configuring settings</text:p>
          </draw:text-box>
        </draw:frame>
        <draw:frame presentation:style-name="pr9" draw:layer="layout" svg:width="22.351cm" svg:height="14.747cm" svg:x="1.27cm" svg:y="3.456cm" presentation:class="outline">
          <draw:text-box>
            <text:list text:style-name="L3">
              <text:list-item>
                <text:p>Usually need to configure <text:span text:style-name="T9">loggers</text:span>, <text:span text:style-name="T9">appenders</text:span> and <text:span text:style-name="T9">layout:</text:span></text:p>
              </text:list-item>
            </text:list>
            <text:p><text:span text:style-name="T37"># Root logger option</text:span></text:p>
            <text:p><text:span text:style-name="T38">log4j.rootLogger</text:span><text:span text:style-name="T39">=</text:span><text:span text:style-name="T38">DEBUG, stdout, file</text:span></text:p>
            <text:p><text:span text:style-name="T38"/></text:p>
            <text:p><text:span text:style-name="T37"># Append log messages to console with specified format</text:span></text:p>
            <text:p><text:span text:style-name="T38">log4j.appender.stdout</text:span><text:span text:style-name="T39">=</text:span><text:span text:style-name="T38">org.apache.log4j.ConsoleAppender</text:span></text:p>
            <text:p><text:span text:style-name="T38">log4j.appender.stdout.Target</text:span><text:span text:style-name="T39">=</text:span><text:span text:style-name="T38">System.out</text:span></text:p>
            <text:p><text:span text:style-name="T38">log4j.appender.stdout.layout</text:span><text:span text:style-name="T39">=</text:span><text:span text:style-name="T38">org.apache.log4j.PatternLayout</text:span></text:p>
            <text:p><text:span text:style-name="T38">log4j.appender.stdout.layout.ConversionPattern</text:span><text:span text:style-name="T39">=</text:span><text:span text:style-name="T38">%d</text:span><text:span text:style-name="T40">{</text:span><text:span text:style-name="T38">yyyy-MM-dd HH:mm:ss</text:span><text:span text:style-name="T40">}</text:span><text:span text:style-name="T38"> %-5p %c</text:span><text:span text:style-name="T40">{</text:span><text:span text:style-name="T38">1</text:span><text:span text:style-name="T40">}</text:span><text:span text:style-name="T38">:%L - %m%n</text:span></text:p>
            <text:p><text:span text:style-name="T38"/></text:p>
            <text:p><text:span text:style-name="T37"># Append log messages to a log file, support file rolling with specified format</text:span></text:p>
            <text:p><text:span text:style-name="T38">log4j.appender.file</text:span><text:span text:style-name="T39">=</text:span><text:span text:style-name="T38">org.apache.log4j.RollingFileAppender</text:span></text:p>
            <text:p><text:span text:style-name="T38">log4j.appender.file.File</text:span><text:span text:style-name="T39">=</text:span><text:span text:style-name="T38">logs/application.log</text:span></text:p>
            <text:p><text:span text:style-name="T38">log4j.appender.file.MaxFileSize</text:span><text:span text:style-name="T39">=</text:span><text:span text:style-name="T38">5MB</text:span></text:p>
            <text:p><text:span text:style-name="T38">log4j.appender.file.MaxBackupIndex</text:span><text:span text:style-name="T39">=</text:span><text:span text:style-name="T38">10</text:span></text:p>
            <text:p><text:span text:style-name="T38">log4j.appender.file.layout</text:span><text:span text:style-name="T39">=</text:span><text:span text:style-name="T38">org.apache.log4j.PatternLayout</text:span></text:p>
            <text:p text:style-name="P28"><text:span text:style-name="T38">log4j.appender.file.layout.ConversionPattern</text:span><text:span text:style-name="T39">=</text:span><text:span text:style-name="T38">%d</text:span><text:span text:style-name="T40">{</text:span><text:span text:style-name="T38">yyyy-MM-dd HH:mm:ss</text:span><text:span text:style-name="T40">}</text:span><text:span text:style-name="T38"> %-5p %c</text:span><text:span text:style-name="T40">{</text:span><text:span text:style-name="T38">1</text:span><text:span text:style-name="T40">}</text:span><text:span text:style-name="T38">:%L - %m%n</text:span></text:p>
            <text:list text:continue-numbering="true" text:style-name="L3">
              <text:list-header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6" presentation:class="page"/>
          <draw:frame presentation:style-name="pr10" draw:text-style-name="P21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Logging performance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Logging performance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7">
              <text:list-item>
                <text:p text:style-name="P29"><text:span text:style-name="T41">Log4j claims to be fast and flexible: speed first, flexibility second.</text:span></text:p>
              </text:list-item>
              <text:list-item>
                <text:p text:style-name="P29"><text:span text:style-name="T41">Although log4j has a many features, its first design goal was speed.</text:span></text:p>
              </text:list-item>
              <text:list-item>
                <text:p text:style-name="P29"><text:span text:style-name="T41">Some log4j components have been rewritten many times to improve performance. </text:span></text:p>
              </text:list-item>
            </text:list>
            <text:list text:style-name="L3">
              <text:list-header>
                <text:p text:style-name="P4"/>
                <text:p text:style-name="P4"/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Hidden costs of logging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Don't over-optimize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7">
              <text:list-item>
                <text:p text:style-name="P29"><text:span text:style-name="T42">Method invocation involves the "hidden" cost of parameter construction. To avoid the parameter construction cost write:</text:span><text:span text:style-name="T42"><text:line-break/></text:span><text:span text:style-name="T42"><text:line-break/></text:span><text:span text:style-name="T43">if</text:span><text:span text:style-name="T44">(log.</text:span><text:span text:style-name="T45">isDebugEnabled</text:span><text:span text:style-name="T44">() {</text:span><text:span text:style-name="T44"><text:line-break/></text:span><text:span text:style-name="T46"> <text:s text:c="2"/>log</text:span><text:span text:style-name="T44">.</text:span><text:span text:style-name="T45">debug</text:span><text:span text:style-name="T44">(</text:span><text:span text:style-name="T46">"Entry number is: " </text:span><text:span text:style-name="T44">+</text:span><text:span text:style-name="T46"> i</text:span><text:span text:style-name="T44">));</text:span><text:span text:style-name="T44"><text:line-break/></text:span><text:span text:style-name="T46">}</text:span></text:p>
              </text:list-item>
              <text:list-item>
                <text:p text:style-name="P29"><text:span text:style-name="T42">This is unnecessary, because it is done already in implementation of log4j:</text:span><text:span text:style-name="T42"><text:line-break/></text:span><text:span text:style-name="T42"><text:line-break/></text:span><text:span text:style-name="T47">public</text:span><text:span text:style-name="T48"> </text:span><text:span text:style-name="T49">void</text:span><text:span text:style-name="T48"> </text:span><text:span text:style-name="T50">debug</text:span><text:span text:style-name="T48">(Object message)</text:span><text:span text:style-name="T48"><text:line-break/></text:span><text:span text:style-name="T51">{</text:span><text:span text:style-name="T51"><text:line-break/></text:span><text:span text:style-name="T51"> <text:s/></text:span><text:span text:style-name="T47">if</text:span><text:span text:style-name="T51"> </text:span><text:span text:style-name="T48">(</text:span><text:span text:style-name="T51">repository</text:span><text:span text:style-name="T48">.</text:span><text:span text:style-name="T52">isDisabled</text:span><text:span text:style-name="T48">(</text:span><text:span text:style-name="T53">10000</text:span><text:span text:style-name="T48">))</text:span><text:span text:style-name="T48"><text:line-break/></text:span><text:span text:style-name="T51"> <text:s text:c="3"/></text:span><text:span text:style-name="T47">return</text:span><text:span text:style-name="T48">;</text:span><text:span text:style-name="T48"><text:line-break/></text:span><text:span text:style-name="T51"> <text:s/></text:span><text:span text:style-name="T47">if</text:span><text:span text:style-name="T51"> </text:span><text:span text:style-name="T48">(</text:span><text:span text:style-name="T51">Level</text:span><text:span text:style-name="T48">.</text:span><text:span text:style-name="T52">DEBUG</text:span><text:span text:style-name="T48">.</text:span><text:span text:style-name="T52">isGreaterOrEqual</text:span><text:span text:style-name="T48">(</text:span><text:span text:style-name="T51">getEffectiveLevel</text:span><text:span text:style-name="T48">()))</text:span><text:span text:style-name="T48"><text:line-break/></text:span><text:span text:style-name="T48">{</text:span><text:span text:style-name="T48"><text:line-break/></text:span><text:span text:style-name="T51"> <text:s text:c="3"/>forcedLog</text:span><text:span text:style-name="T48">(</text:span><text:span text:style-name="T51">FQCN</text:span><text:span text:style-name="T48">,</text:span><text:span text:style-name="T51"> Level</text:span><text:span text:style-name="T48">.</text:span><text:span text:style-name="T52">DEBUG</text:span><text:span text:style-name="T48">,</text:span><text:span text:style-name="T51"> message</text:span><text:span text:style-name="T48">,</text:span><text:span text:style-name="T51"> </text:span><text:span text:style-name="T47">null</text:span><text:span text:style-name="T48">);</text:span><text:span text:style-name="T48"><text:line-break/></text:span><text:span text:style-name="T51"> <text:s/></text:span><text:span text:style-name="T48">}</text:span><text:span text:style-name="T48"><text:line-break/></text:span><text:span text:style-name="T51">}</text:span></text:p>
              </text:list-item>
            </text:list>
            <text:list text:style-name="L8">
              <text:list-item>
                <text:p text:style-name="P30"><text:span text:style-name="T42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riorities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Priorities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31"><text:span text:style-name="T54">Five recognized message priorities:</text:span></text:p>
              </text:list-item>
            </text:list>
            <text:list text:style-name="L4">
              <text:list-item>
                <text:list>
                  <text:list-header>
                    <text:p text:style-name="P32"><text:span text:style-name="T54">DEBUG,INFO,WARN,ERROR ,FATAL</text:span></text:p>
                  </text:list-header>
                  <text:list-item>
                    <text:p text:style-name="P32"><text:span text:style-name="T54"/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54">Priority specific log methods following the the form:</text:span></text:p>
                <text:list>
                  <text:list-item>
                    <text:p text:style-name="P31"><text:span text:style-name="T54">debug(Object message);</text:span></text:p>
                  </text:list-item>
                  <text:list-item>
                    <text:p text:style-name="P31"><text:span text:style-name="T54">debug(Object message, Throwable throwable);</text:span><text:span text:style-name="T54"><text:line-break/></text:span><text:span text:style-name="T54"/></text:p>
                  </text:list-item>
                </text:list>
              </text:list-item>
              <text:list-item>
                <text:p text:style-name="P31"><text:span text:style-name="T54">General log methods for wrappers and cutom priorites:</text:span></text:p>
                <text:list>
                  <text:list-item>
                    <text:p text:style-name="P31"><text:span text:style-name="T54">log(Priority level, Object message);</text:span></text:p>
                  </text:list-item>
                  <text:list-item>
                    <text:p text:style-name="P31"><text:span text:style-name="T54">log(Priority level, Object message,Throwable throwable);</text:span><text:span text:style-name="T54"><text:line-break/></text:span><text:span text:style-name="T54"/></text:p>
                  </text:list-item>
                </text:list>
              </text:list-item>
              <text:list-item>
                <text:p text:style-name="P31"><text:span text:style-name="T54">Localized log methods supporting ResourceBundles:</text:span></text:p>
                <text:list>
                  <text:list-item>
                    <text:p text:style-name="P31"><text:span text:style-name="T54">L7dlog(Priority level, String message, Throwable throwable)</text:span></text:p>
                  </text:list-item>
                  <text:list-item>
                    <text:p text:style-name="P31"><text:span text:style-name="T54">L7dlog(Priority level, Object[] params, Throwable throwable)</text:span></text:p>
                  </text:list-item>
                  <text:list-item>
                    <text:p text:style-name="P31"><text:span text:style-name="T54">setResourceBundle(ResourceBundle);</text:span></text:p>
                    <text:p text:style-name="P31"><text:span text:style-name="T54"/></text:p>
                  </text:list-item>
                </text:list>
                <text:p text:style-name="P31"><text:span text:style-name="T54"/></text:p>
                <text:p text:style-name="P31"><text:span text:style-name="T54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Categories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Categories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1">
              <text:list-header>
                <text:p text:style-name="P33"><text:span text:style-name="T5">The notion of categories lies at the heart of log4j. </text:span></text:p>
              </text:list-header>
              <text:list-item>
                <text:p text:style-name="P33"><text:span text:style-name="T5"/></text:p>
              </text:list-item>
            </text:list>
            <text:list text:style-name="L3">
              <text:list-item>
                <text:p text:style-name="P12"><text:span text:style-name="T5">Categories define a hierarchy and give the programmer </text:span><text:span text:style-name="T55">run-time</text:span><text:span text:style-name="T5"> control on which statements are printed or not. </text:span></text:p>
              </text:list-item>
              <text:list-item>
                <text:p text:style-name="P12"><text:span text:style-name="T5">Categories are assigned priorities. A log statement is printed depending on its priority </text:span><text:span text:style-name="T55">and</text:span><text:span text:style-name="T5"> its category. </text:span></text:p>
              </text:list-item>
              <text:list-item>
                <text:p text:style-name="P12"><text:span text:style-name="T5">Used to support output to multiple logs (Appenders) at the same time. </text:span><text:span text:style-name="T5"><text:line-break/></text:span><text:span text:style-name="T5"/></text:p>
              </text:list-item>
            </text:list>
            <text:list text:style-name="L1">
              <text:list-header>
                <text:p text:style-name="P33"><text:span text:style-name="T5">Log4j.category.com.mycompany.finance=INFO, FIN_Appender</text:span></text:p>
                <text:p text:style-name="P33"><text:span text:style-name="T5">This will direct all log messages in package com.mycompany.finance with priority &gt; INFO.</text:span></text:p>
                <text:p text:style-name="P33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Category Names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Category Names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1">
              <text:list-header>
                <text:p text:style-name="P34"><text:span text:style-name="T3">You can name categories by </text:span><text:span text:style-name="T56">locality</text:span><text:span text:style-name="T3">. It turns out that instantiating a category in each class, with the category name equal to the fully-qualified name of the class, is a useful and straightforward approach of defining categories. </text:span></text:p>
                <text:p text:style-name="P34"><text:span text:style-name="T3">However, this is not the only way for naming categories. A common alternative is to name categories by </text:span><text:span text:style-name="T56">functional areas</text:span><text:span text:style-name="T3">. For example, the "database" category, "RMI" category, "security" category, or the "XML" category. </text:span></text:p>
              </text:list-header>
            </text:list>
            <text:list text:style-name="L3">
              <text:list-header>
                <text:p text:style-name="P35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Benefits of using fully qualified class names for categories.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842cm" svg:x="1.27cm" svg:y="0.758cm" presentation:class="title" presentation:user-transformed="true">
          <draw:text-box>
            <text:p>Benefits of class names for categories</text:p>
          </draw:text-box>
        </draw:frame>
        <draw:frame presentation:style-name="pr4" draw:text-style-name="P5" draw:layer="layout" svg:width="22.351cm" svg:height="13.603cm" svg:x="1.27cm" svg:y="4.6cm" presentation:class="outline" presentation:user-transformed="true">
          <draw:text-box>
            <text:list text:style-name="L3">
              <text:list-item>
                <text:p text:style-name="P6">It is very simple to implement. </text:p>
              </text:list-item>
              <text:list-item>
                <text:p text:style-name="P6">It is very simple to explain to new developers. </text:p>
              </text:list-item>
              <text:list-item>
                <text:p text:style-name="P6">It automatically mirrors your application's own modular design. </text:p>
              </text:list-item>
              <text:list-item>
                <text:p text:style-name="P6">It can be further refined at will. </text:p>
              </text:list-item>
              <text:list-item>
                <text:p text:style-name="P6">Printing the category automatically gives information on the locality of the log statement. 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Root category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Root category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20">If no category is defined via a configuration file or programmatically, then all messages will be sent to the root category.</text:span></text:p>
              </text:list-item>
              <text:list-item>
                <text:p text:style-name="P4"><text:span text:style-name="T20">All Categories define a priority level and an Appender.</text:span></text:p>
              </text:list-item>
            </text:list>
            <text:list text:style-name="L1">
              <text:list-header>
                <text:p text:style-name="P18"><text:span text:style-name="T5">Ex of definition in (log4j.properties):</text:span></text:p>
                <text:p text:style-name="P18"><text:span text:style-name="T5">Log4j.rootCategory=WARN, ROOT_Appender</text:span></text:p>
                <text:p text:style-name="P18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3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ppenders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0">Appenders</text:span>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20">An Appender is a object that sends log messages to their final destination.</text:span></text:p>
              </text:list-item>
              <text:list-item>
                <text:p text:style-name="P4"><text:span text:style-name="T20">FileAppender – Write to a log file</text:span></text:p>
              </text:list-item>
              <text:list-item>
                <text:p text:style-name="P4"><text:span text:style-name="T20">SocketAppender – Dumps log output to a socket</text:span></text:p>
              </text:list-item>
              <text:list-item>
                <text:p text:style-name="P4"><text:span text:style-name="T20">SyslogAppender – Write to the syslog.</text:span></text:p>
                <text:p text:style-name="P4"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4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ppenders con’t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0">Appenders con’t</text:span>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35"><text:span text:style-name="T57">NTEventLogAppender – Write the logs to the NT Event Log system.</text:span></text:p>
              </text:list-item>
              <text:list-item>
                <text:p text:style-name="P35"><text:span text:style-name="T57">RollingFileAppender – After a certain size is reached it will rename the old file and start with a new one.</text:span></text:p>
              </text:list-item>
              <text:list-item>
                <text:p text:style-name="P35"><text:span text:style-name="T57">SocketAppender – Dumps log output to a socket</text:span></text:p>
              </text:list-item>
              <text:list-item>
                <text:p text:style-name="P35"><text:span text:style-name="T57">SMTPAppender – Send Messages to email</text:span></text:p>
              </text:list-item>
              <text:list-item>
                <text:p text:style-name="P35"><text:span text:style-name="T57">JMSAppender – Sends messages using Java Messaging Service</text:span></text:p>
              </text:list-item>
              <text:list-item>
                <text:p text:style-name="P35"><text:span text:style-name="T57">Or create your own. Not that difficult.</text:span></text:p>
                <text:p text:style-name="P35"><text:span text:style-name="T57"/></text:p>
                <text:p text:style-name="P35"><text:span text:style-name="T57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5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tternLayout – Customize your message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3.33cm" svg:height="2.642cm" svg:x="1.27cm" svg:y="0.758cm" presentation:class="title" presentation:user-transformed="true">
          <draw:text-box>
            <text:p>PatternLayout</text:p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12"><text:span text:style-name="T5">Used to customize the layout of a log entry. The format is closely related to conversion pattern of the printf function in ‘c’ The following options are available:</text:span></text:p>
              </text:list-item>
              <text:list-item>
                <text:p text:style-name="P12"><text:span text:style-name="T5">c - Used to output the category of the logging event. </text:span></text:p>
              </text:list-item>
              <text:list-item>
                <text:p text:style-name="P12"><text:span text:style-name="T5">C - Used to output the fully qualified class name of the caller issuing the logging request. </text:span></text:p>
              </text:list-item>
              <text:list-item>
                <text:p text:style-name="P12"><text:span text:style-name="T5">d - Used to output the date of the logging event. The date conversion specifier may be followed by a date format specifier enclosed between braces. For example, %d{HH:mm:ss,SSS} or %d{dd MMM yyyy HH:mm:ss,SSS}. If no date format specifier is given then ISO8601 format is assumed</text:span></text:p>
              </text:list-item>
              <text:list-item>
                <text:p text:style-name="P12"><text:span text:style-name="T5">F - Used to output the file name where the logging request was issued. </text:span></text:p>
              </text:list-item>
              <text:list-item>
                <text:p text:style-name="P12"><text:span text:style-name="T5">l - Used to output location information of the caller which generated the logging event. (C+M+L)</text:span></text:p>
              </text:list-item>
              <text:list-item>
                <text:p text:style-name="P36"><text:span text:style-name="T5">L - Used to output the line number from where the logging request was issued.</text:span><text:span text:style-name="T58">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6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7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3.13cm" svg:height="2.842cm" svg:x="1.27cm" svg:y="0.758cm" presentation:class="title" presentation:user-transformed="true">
          <draw:text-box>
            <text:p>PatternLayout, continued</text:p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n - Outputs the platform dependent line separator character or characters. </text:p>
              </text:list-item>
              <text:list-item>
                <text:p text:style-name="P4">M - Used to output the method name where the logging request was issued. </text:p>
              </text:list-item>
              <text:list-item>
                <text:p text:style-name="P4">p - Used to output the priority of the logging event.</text:p>
              </text:list-item>
              <text:list-item>
                <text:p text:style-name="P4">t - Used to output the name of the thread that generated the logging event.</text:p>
              </text:list-item>
              <text:list-item>
                <text:p text:style-name="P4">x - Used to output the NDC (nested diagnostic context) associated with the thread that generated the logging event. </text:p>
              </text:list-item>
            </text:list>
            <text:list text:style-name="L1">
              <text:list-header>
                <text:p text:style-name="P37"/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7" presentation:class="page"/>
          <draw:frame presentation:style-name="pr12" draw:text-style-name="P38" draw:layer="layout" svg:width="13.97cm" svg:height="11.43cm" svg:x="2.54cm" svg:y="12.065cm">
            <draw:text-box>
              <text:p/>
            </draw:text-box>
          </draw:frame>
        </presentation:notes>
      </draw:page>
      <draw:page draw:name="Architecture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0">Architecture</text:span>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18">The Log4j package is distributed under the Apache Software License</text:span></text:p>
              </text:list-item>
              <text:list-item>
                <text:p text:style-name="P4"><text:span text:style-name="T18">The latest Log4j version can be found at </text:span><text:span text:style-name="T59">http://logging.apache.org/log4j/</text:span><text:span text:style-name="T36"> </text:span></text:p>
              </text:list-item>
              <text:list-item>
                <text:p text:style-name="P4"><text:span text:style-name="T18">Log4j has been ported to the C, C++, C#, Perl, Python, Ruby, and Eiffel languages</text:span><text:span text:style-name="T36"> </text:span></text:p>
                <text:p text:style-name="P4"><text:span text:style-name="T36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8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Continue..." draw:style-name="dp3" draw:master-page-name="JTM" presentation:presentation-page-layout-name="AL2T1" presentation:use-date-time-name="dtd1">
        <office:forms form:automatic-focus="false" form:apply-design-mode="false"/>
        <draw:frame presentation:style-name="pr11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19">Why Log4j is so popular</text:span></text:p>
                <text:list>
                  <text:list-item>
                    <text:p text:style-name="P9"><text:span text:style-name="T18">Log4j is designed to be fast and extensible</text:span></text:p>
                  </text:list-item>
                  <text:list-item>
                    <text:p text:style-name="P9"><text:span text:style-name="T18">Log4j is simple and easy to use</text:span></text:p>
                  </text:list-item>
                  <text:list-item>
                    <text:p text:style-name="P9"><text:span text:style-name="T18">Able to disable certain log statements while allowing others to print unhindered</text:span><text:span text:style-name="T36"> </text:span></text:p>
                  </text:list-item>
                </text:list>
              </text:list-item>
              <text:list-item>
                <text:p text:style-name="P4"><text:span text:style-name="T18">Log4j has three main components:</text:span></text:p>
                <text:list>
                  <text:list-item>
                    <text:p text:style-name="P9"><text:span text:style-name="T20">Logger: </text:span><text:span text:style-name="T18">handling the majority of log operations</text:span></text:p>
                  </text:list-item>
                  <text:list-item>
                    <text:p text:style-name="P9"><text:span text:style-name="T18">Appender</text:span><text:span text:style-name="T60">: </text:span><text:span text:style-name="T18">controlling the output of log operations </text:span></text:p>
                  </text:list-item>
                  <text:list-item>
                    <text:p text:style-name="P9"><text:span text:style-name="T18">Layout</text:span><text:span text:style-name="T19">: </text:span><text:span text:style-name="T18">formatting the output for Appender</text:span></text:p>
                  </text:list-item>
                </text:list>
                <text:p text:style-name="P4"><text:span text:style-name="T18"/></text:p>
              </text:list-item>
            </text:list>
          </draw:text-box>
        </draw:frame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0">Architecture continued...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9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Component --- Logger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0">Component — Logger</text:span>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 presentation:user-transformed="true">
          <draw:text-box>
            <text:list text:style-name="L3">
              <text:list-item>
                <text:p text:style-name="P27"><text:span text:style-name="T18">Logger has 7 levels:</text:span></text:p>
                <text:list>
                  <text:list-item>
                    <text:p text:style-name="P7"><text:span text:style-name="T61">ALL</text:span><text:span text:style-name="T20"> — the lowest possible rank and is intended to turn on all logging.</text:span></text:p>
                  </text:list-item>
                  <text:list-item>
                    <text:p text:style-name="P39"><text:span text:style-name="T61">TRACE</text:span><text:span text:style-name="T20"> — designates finer-grained informational events than the DEBUG</text:span></text:p>
                  </text:list-item>
                  <text:list-item>
                    <text:p text:style-name="P39"><text:span text:style-name="T61">DEBUG</text:span><text:span text:style-name="T20"> — designates fine-grained informational events that are most useful to debug an application.</text:span></text:p>
                  </text:list-item>
                  <text:list-item>
                    <text:p text:style-name="P39"><text:span text:style-name="T61">WARN</text:span><text:span text:style-name="T20"> — level designates potentially harmful situations</text:span></text:p>
                  </text:list-item>
                  <text:list-item>
                    <text:p text:style-name="P39"><text:span text:style-name="T61">ERROR</text:span><text:span text:style-name="T20"> — designates error events that might still allow the application to continue running.</text:span></text:p>
                  </text:list-item>
                  <text:list-item>
                    <text:p text:style-name="P7"><text:span text:style-name="T61">FATAL</text:span><text:span text:style-name="T20"> — designates very severe error events that will presumably lead the application to abort.</text:span></text:p>
                  </text:list-item>
                  <text:list-item>
                    <text:p text:style-name="P7"><text:span text:style-name="T61">INFO</text:span><text:span text:style-name="T20"> — designates informational messages that highlight the progress of the application at coarse-grained level.</text:span></text:p>
                  </text:list-item>
                  <text:list-item>
                    <text:p text:style-name="P7"><text:span text:style-name="T61">OFF</text:span><text:span text:style-name="T20"> — has the highest possible rank and is intended to turn off logg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0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Loggers - continued" draw:style-name="dp1" draw:master-page-name="JTM" presentation:presentation-page-layout-name="AL2T1" presentation:use-date-time-name="dtd1">
        <office:forms form:automatic-focus="false" form:apply-design-mode="false"/>
        <draw:frame presentation:style-name="pr11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18">The behaviour of loggers is hierarchical</text:span><text:span text:style-name="T36"> </text:span></text:p>
                <text:list>
                  <text:list-item>
                    <text:p text:style-name="P9"><text:span text:style-name="T18">A logger is said to be an ancestor of another logger if its name followed by a dot is a prefix of the descendant logger name</text:span></text:p>
                  </text:list-item>
                  <text:list-item>
                    <text:p text:style-name="P9"><text:span text:style-name="T18">For example, the logger named </text:span><text:span text:style-name="T62">“</text:span><text:span text:style-name="T63">ca.hippo</text:span><text:span text:style-name="T62">"</text:span><text:span text:style-name="T18"> is a parent of the logger named </text:span><text:span text:style-name="T62">"c</text:span><text:span text:style-name="T63">a.hippo.bugtracking</text:span><text:span text:style-name="T62">“</text:span></text:p>
                  </text:list-item>
                  <text:list-item>
                    <text:p text:style-name="P9"><text:span text:style-name="T18">The root logger resides at the top of the logger hierarchy 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0">Logger, continued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2" draw:style-name="dp1" draw:master-page-name="JTM" presentation:presentation-page-layout-name="AL2T1" presentation:use-date-time-name="dtd1">
        <office:forms form:automatic-focus="false" form:apply-design-mode="false"/>
        <draw:frame presentation:style-name="pr13" draw:text-style-name="P5" draw:layer="layout" svg:width="22.351cm" svg:height="14.747cm" svg:x="1.27cm" svg:y="3.456cm" presentation:class="outline">
          <draw:text-box>
            <text:list text:style-name="L3">
              <text:list-item>
                <text:list>
                  <text:list-item>
                    <text:p text:style-name="P9"><text:span text:style-name="T18">The logger level is either set explicitly or inherited from the parent</text:span><text:span text:style-name="T36"> </text:span><text:span text:style-name="T20">(see table below)</text:span></text:p>
                    <text:p text:style-name="P9"><text:span text:style-name="T20"/></text:p>
                    <text:p text:style-name="P9"><text:span text:style-name="T20"/></text:p>
                  </text:list-item>
                </text:list>
              </text:list-item>
            </text:list>
          </draw:text-box>
        </draw:frame>
        <draw:frame draw:style-name="standard" draw:layer="layout" svg:width="16.933cm" svg:height="9.568cm" svg:x="4.233cm" svg:y="8.634cm">
          <table:table>
            <table:table-column table:style-name="co1"/>
            <table:table-column table:style-name="co2"/>
            <table:table-column table:style-name="co1"/>
            <table:table-row table:style-name="ro1">
              <table:table-cell table:style-name="ce1">
                <text:list text:style-name="L1">
                  <text:list-header>
                    <text:p text:style-name="P40"><text:span text:style-name="T64">Logger Name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40"><text:span text:style-name="T64">Assigned Level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40"><text:span text:style-name="T64">Inherited Level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1">
                  <text:list-header>
                    <text:p text:style-name="P40"><text:span text:style-name="T64">Root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40"><text:span text:style-name="T64">DEBUG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40"><text:span text:style-name="T64">DEBUG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">
                  <text:list-header>
                    <text:p text:style-name="P40"><text:span text:style-name="T64">X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40"><text:span text:style-name="T64">INFO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40"><text:span text:style-name="T64">INFO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">
                  <text:list-header>
                    <text:p text:style-name="P40"><text:span text:style-name="T64">X.Y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40"><text:span text:style-name="T64">none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40"><text:span text:style-name="T64">INFO</text:span></text:p>
                  </text:list-header>
                </text:list>
              </table:table-cell>
            </table:table-row>
            <table:table-row table:style-name="ro4">
              <table:table-cell table:style-name="ce7">
                <text:list text:continue-numbering="true" text:style-name="L1">
                  <text:list-header>
                    <text:p text:style-name="P40"><text:span text:style-name="T64">X.Y.Z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40"><text:span text:style-name="T64">ERROR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40"><text:span text:style-name="T64">ERROR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0">Logger, continued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2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Logger - continued" draw:style-name="dp1" draw:master-page-name="JTM" presentation:presentation-page-layout-name="AL2T1" presentation:use-date-time-name="dtd1">
        <office:forms form:automatic-focus="false" form:apply-design-mode="false"/>
        <draw:frame presentation:style-name="pr1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20">Logging requests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65">debug</text:span><text:span text:style-name="T62">, </text:span><text:span text:style-name="T65">info</text:span><text:span text:style-name="T62">, </text:span><text:span text:style-name="T65">warn</text:span><text:span text:style-name="T62">, </text:span><text:span text:style-name="T65">error</text:span><text:span text:style-name="T62">, </text:span><text:span text:style-name="T65">fatal</text:span><text:span text:style-name="T62"> and </text:span><text:span text:style-name="T65">log</text:span><text:span text:style-name="T18"> are methods of a logger instance to log a message</text:span><text:span text:style-name="T36"> </text:span></text:p>
                  </text:list-item>
                  <text:list-item>
                    <text:p text:style-name="P41"><text:span text:style-name="T65">logger.info("Hippo starts")</text:span><text:span text:style-name="T18"> is a logging request of level INF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8">A logging request is said to be </text:span><text:span text:style-name="T66">enabled</text:span><text:span text:style-name="T18"> if its level is higher than or equal to the level of its logger. Otherwise, the request is said to be </text:span><text:span text:style-name="T66">disabled</text:span><text:span text:style-name="T36"> 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0">Logger, continued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3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Logger - continued..." draw:style-name="dp1" draw:master-page-name="JTM" presentation:presentation-page-layout-name="AL2T1" presentation:use-date-time-name="dtd1">
        <office:forms form:automatic-focus="false" form:apply-design-mode="false"/>
        <draw:frame presentation:style-name="pr11" draw:text-style-name="P5" draw:layer="layout" svg:width="22.351cm" svg:height="14.747cm" svg:x="1.27cm" svg:y="3.456cm" presentation:class="outline">
          <draw:text-box>
            <text:list text:style-name="L3">
              <text:list-item>
                <text:list>
                  <text:list-item>
                    <text:p text:style-name="P9"><text:span text:style-name="T18">A logger without an assigned level will inherit one from the hierarchy</text:span><text:span text:style-name="T36"> </text:span></text:p>
                  </text:list-item>
                  <text:list-item>
                    <text:p text:style-name="P9"><text:span text:style-name="T18">This rule is at the heart of log4j</text:span><text:span text:style-name="T36"> </text:span></text:p>
                  </text:list-item>
                  <text:list-item>
                    <text:p text:style-name="P9"><text:span text:style-name="T20">Examp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42"><text:span text:style-name="T67">Logger <text:s/>parentlogger = </text:span><text:span text:style-name="T68"><text:tab/></text:span><text:span text:style-name="T67">Logger.getLogger(</text:span><text:span text:style-name="T69">"c</text:span><text:span text:style-name="T70">a</text:span><text:span text:style-name="T69">.hippo"</text:span><text:span text:style-name="T67">);  <text:s text:c="2"/></text:span></text:p>
                        <text:p text:style-name="P43"><text:span text:style-name="T67">parentLogger.setLevel(</text:span><text:span text:style-name="T69">Level.INFO</text:span><text:span text:style-name="T67">);  <text:s text:c="2"/></text:span></text:p>
                        <text:p text:style-name="P43"><text:span text:style-name="T67">Logger childLogger = </text:span><text:span text:style-name="T68"><text:s text:c="4"/></text:span><text:span text:style-name="T67">Logger.getLogger(</text:span><text:span text:style-name="T69">"c</text:span><text:span text:style-name="T70">a</text:span><text:span text:style-name="T69">.hippo.bugtracking"</text:span><text:span text:style-name="T67">)</text:span><text:span text:style-name="T68">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0">Logger, continued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4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5" draw:style-name="dp1" draw:master-page-name="JTM" presentation:presentation-page-layout-name="AL2T1" presentation:use-date-time-name="dtd1">
        <office:forms form:automatic-focus="false" form:apply-design-mode="false"/>
        <draw:frame presentation:style-name="pr15" draw:text-style-name="P5" draw:layer="layout" svg:width="22.351cm" svg:height="14.747cm" svg:x="1.27cm" svg:y="3.456cm" presentation:class="outline">
          <draw:text-box>
            <text:list text:style-name="L4">
              <text:list-item>
                <text:list>
                  <text:list-header>
                    <text:p text:style-name="P44"><text:span text:style-name="T71">parentLogger.</text:span><text:span text:style-name="T72">warn</text:span><text:span text:style-name="T71">("Reach the capacity"); </text:span></text:p>
                    <text:p text:style-name="P45"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1">/* enabled */  <text:s text:c="2"/></text:span></text:p>
                    <text:p text:style-name="P44"><text:span text:style-name="T71">parentLogger.</text:span><text:span text:style-name="T72">debug</text:span><text:span text:style-name="T71">("Users number = 1000"); </text:span></text:p>
                    <text:p text:style-name="P45"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1">/* disabled */  <text:s text:c="2"/></text:span></text:p>
                    <text:p text:style-name="P44"><text:span text:style-name="T71">childLogger.</text:span><text:span text:style-name="T72">info</text:span><text:span text:style-name="T71">(“</text:span><text:span text:style-name="T73">A </text:span><text:span text:style-name="T71">new bug is added"); </text:span></text:p>
                    <text:p text:style-name="P45"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1">/* enabled */ </text:span><text:span text:style-name="T18"> <text:s text:c="2"/></text:span></text:p>
                    <text:p text:style-name="P46"><text:span text:style-name="T18">childLogger.</text:span><text:span text:style-name="T59">debug</text:span><text:span text:style-name="T18">("The new bug is numbered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8">00132"); </text:span><text:span text:style-name="T19"><text:s text:c="2"/></text:span><text:span text:style-name="T18">/*disabled */</text:span><text:span text:style-name="T36"> 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9"><text:span text:style-name="T36"/></text:p>
                  </text:list-header>
                </text:list>
              </text:list-item>
            </text:list>
          </draw:text-box>
        </draw:frame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0">Logger, continued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5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Component --- Appender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0">Component — Appender</text:span>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18">An output destination of a loggeris is called an appender</text:span><text:span text:style-name="T36"> </text:span></text:p>
              </text:list-item>
              <text:list-item>
                <text:p text:style-name="P4"><text:span text:style-name="T18">Currently, appenders exist for</text:span><text:span text:style-name="T19">: </text:span></text:p>
                <text:list>
                  <text:list-item>
                    <text:p text:style-name="P9"><text:span text:style-name="T18">console, files, GUI components, remote socket servers, JMS, NT Event Loggers, and remote UNIX Syslog daemons. It is also possible to log asynchronously</text:span><text:span text:style-name="T36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6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ppenders - Continued" draw:style-name="dp1" draw:master-page-name="JTM" presentation:presentation-page-layout-name="AL2T1" presentation:use-date-time-name="dtd1">
        <office:forms form:automatic-focus="false" form:apply-design-mode="false"/>
        <draw:frame presentation:style-name="pr16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18">Accordingly we have many appender type:</text:span></text:p>
                <text:list>
                  <text:list-item>
                    <text:p text:style-name="P9"><text:span text:style-name="T18">ConsoleAppender, </text:span><text:span text:style-name="T19">D</text:span><text:span text:style-name="T18">ailyRollingFileAppender, FileAppender, RollingFileAppender, WriterAppender, WriterAppender, SocketAppender, SocketHubAppender, SyslogAppendersends, TelnetAppender</text:span><text:span text:style-name="T36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47"><text:span text:style-name="T20"/></text:p>
                  </text:list-header>
                </text:list>
              </text:list-item>
            </text:list>
            <text:list text:style-name="L3">
              <text:list-item>
                <text:p text:style-name="P4"><text:span text:style-name="T18">Log4j allows logging requests to print to multiple destinations</text:span><text:span text:style-name="T36"> </text:span></text:p>
              </text:list-item>
            </text:list>
          </draw:text-box>
        </draw:frame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0">Appenders, continued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7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ppenders - continued" draw:style-name="dp1" draw:master-page-name="JTM" presentation:presentation-page-layout-name="AL2T1" presentation:use-date-time-name="dtd1">
        <office:forms form:automatic-focus="false" form:apply-design-mode="false"/>
        <draw:frame presentation:style-name="pr17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18">The </text:span><text:span text:style-name="T74">addAppender</text:span><text:span text:style-name="T18"> method adds an appender to a given logger</text:span></text:p>
              </text:list-item>
            </text:list>
            <text:list text:style-name="L1">
              <text:list-header>
                <text:p text:style-name="P37"><text:span text:style-name="T19"/></text:p>
              </text:list-header>
            </text:list>
            <text:list text:style-name="L3">
              <text:list-item>
                <text:p text:style-name="P4"><text:span text:style-name="T18">Appenders are inherited additively from the logger hierarchy </text:span></text:p>
                <text:list>
                  <text:list-item>
                    <text:p text:style-name="P9"><text:span text:style-name="T18">Each enabled logging request for a given logger will be forwarded to all the appenders in that logger as well as the appenders higher in the hierarchy</text:span></text:p>
                  </text:list-item>
                </text:list>
              </text:list-item>
            </text:list>
            <text:list text:style-name="L1">
              <text:list-header>
                <text:p text:style-name="P37"><text:span text:style-name="T20"/></text:p>
                <text:p text:style-name="P37"><text:span text:style-name="T20"/></text:p>
              </text:list-header>
            </text:list>
          </draw:text-box>
        </draw:frame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0">Appenders, continued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8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9" draw:style-name="dp1" draw:master-page-name="JTM" presentation:presentation-page-layout-name="AL2T1" presentation:use-date-time-name="dtd1">
        <office:forms form:automatic-focus="false" form:apply-design-mode="false"/>
        <draw:frame presentation:style-name="pr18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18">Appender accumulation is no longer additive by setting the logger’s additivity flag to </text:span><text:span text:style-name="T65">false</text:span><text:span text:style-name="T36"> </text:span></text:p>
                <text:list>
                  <text:list-item>
                    <text:p text:style-name="P9"><text:span text:style-name="T20">L1.L2.L3.L4</text:span></text:p>
                  </text:list-item>
                  <text:list-item>
                    <text:p text:style-name="P9"><text:span text:style-name="T20">L1(f1), L2(f2), L3(f3, false), L4(f4)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0">Appenders, continued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9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Component --- Layout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0">Component — Layout</text:span>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27"><text:span text:style-name="T18">Layout is responsible for formatting the output for Appender</text:span><text:span text:style-name="T36"> </text:span></text:p>
              </text:list-item>
              <text:list-item>
                <text:p text:style-name="P27"><text:span text:style-name="T18">There are three types of Layout available</text:span><text:span text:style-name="T20">:</text:span></text:p>
                <text:list>
                  <text:list-item>
                    <text:p text:style-name="P7"><text:span text:style-name="T18">SimpleLayou</text:span><text:span text:style-name="T19">t: (</text:span><text:span text:style-name="T18">Level</text:span><text:span text:style-name="T19"> -</text:span><text:span text:style-name="T18"> log message</text:span><text:span text:style-name="T19">)</text:span></text:p>
                  </text:list-item>
                  <text:list-item>
                    <text:p text:style-name="P7"><text:span text:style-name="T18">PatternLayout formats the output based on a </text:span><text:span text:style-name="T75">conversion pattern</text:span><text:span text:style-name="T18"> specified, or if none is specified, the default conversion pattern </text:span></text:p>
                  </text:list-item>
                  <text:list-item>
                    <text:p text:style-name="P7"><text:span text:style-name="T18">HTMLLayout formats the output as a HTML table</text:span><text:span text:style-name="T36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0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Reference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 presentation:user-transformed="true">
          <draw:text-box>
            <text:list text:style-name="L2">
              <text:list-header>
                <text:p text:style-name="P1"><text:span text:style-name="T20">References</text:span>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 presentation:user-transformed="true">
          <draw:text-box>
            <text:list text:style-name="L3">
              <text:list-item>
                <text:p><text:span text:style-name="T20"><text:a xlink:href="https://logging.apache.org/log4j/2.x/" xlink:type="simple">https://logging.apache.org/log4j/2.x/</text:a></text:span><text:span text:style-name="T20"> </text:span></text:p>
              </text:list-item>
              <text:list-item>
                <text:p><text:span text:style-name="T20"><text:a xlink:href="https://www.mkyong.com/logging/log4j-hello-world-example/" xlink:type="simple">https://www.mkyong.com/logging/log4j-hello-world-example/</text:a></text:span><text:span text:style-name="T20">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Times New Roman1" svg:font-family="'Times New Roman'" style:font-pitch="variable"/>
    <style:font-face style:name="Courier New" svg:font-family="'Courier New'" style:font-family-generic="modern" style:font-pitch="variable"/>
    <style:font-face style:name="DejaVu Sans4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ohit Hindi2" svg:font-family="'Lohit Hindi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ohit Hindi3" svg:font-family="'Lohit Hindi'" style:font-family-generic="swiss" style:font-pitch="variable"/>
    <style:font-face style:name="WenQuanYi Micro Hei3" svg:font-family="'WenQuanYi Micro Hei'" style:font-family-generic="swiss" style:font-pitch="variable"/>
    <style:font-face style:name="DejaVu Sans5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Lohit Devanagari2" style:font-family-asian="'Lohit Devanagari'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Pirmtekst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Noklusējuma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Noklusējuma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Noklusējuma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Noklusējuma-notes" style:family="presentation">
      <style:graphic-properties draw:stroke="none" draw:fill="none">
        <text:list-style style:name="Noklusējuma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Noklusējuma-outline1" style:family="presentation">
      <style:graphic-properties draw:stroke="none" draw:fill="none" draw:textarea-horizontal-align="justify" draw:textarea-vertical-align="top" draw:auto-grow-height="false" draw:fit-to-size="shrink-to-fit" fo:padding-top="0.123cm" fo:padding-bottom="0.123cm" fo:padding-left="0.251cm" fo:padding-right="0.251cm">
        <text:list-style style:name="Noklusējuma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klusējuma-outline2" style:family="presentation" style:parent-style-name="Noklusējuma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Noklusējuma-outline3" style:family="presentation" style:parent-style-name="Noklusējuma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klusējuma-outline4" style:family="presentation" style:parent-style-name="Noklusējuma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Noklusējuma-outline5" style:family="presentation" style:parent-style-name="Noklusējuma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Noklusējuma-outline6" style:family="presentation" style:parent-style-name="Noklusējuma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Noklusējuma-outline7" style:family="presentation" style:parent-style-name="Noklusējuma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Noklusējuma-outline8" style:family="presentation" style:parent-style-name="Noklusējuma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Noklusējuma-outline9" style:family="presentation" style:parent-style-name="Noklusējuma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Noklusējuma-subtitle" style:family="presentation">
      <style:graphic-properties draw:stroke="none" draw:fill="none" draw:textarea-vertical-align="middle">
        <text:list-style style:name="Noklusējuma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klusējuma-title" style:family="presentation">
      <style:graphic-properties draw:stroke="none" draw:fill="none" draw:textarea-horizontal-align="justify" draw:textarea-vertical-align="bottom" fo:padding-top="0.123cm" fo:padding-bottom="0.123cm" fo:padding-left="0.251cm" fo:padding-right="0.251cm">
        <text:list-style style:name="Noklusējuma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Virsraksts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Virsraksts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Virsraksts1-notes" style:family="presentation">
      <style:graphic-properties draw:stroke="none" draw:fill="none">
        <text:list-style style:name="Virsraksts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irsraksts1-outline1" style:family="presentation">
      <style:graphic-properties draw:stroke="none" draw:fill="none" draw:auto-grow-height="false" draw:fit-to-size="shrink-to-fit">
        <text:list-style style:name="Virsraksts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rsraksts1-outline2" style:family="presentation" style:parent-style-name="Virsraksts1-outline1">
      <style:paragraph-properties fo:margin-left="1.27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Virsraksts1-outline3" style:family="presentation" style:parent-style-name="Virsraksts1-outline2">
      <style:paragraph-properties fo:margin-left="2.54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rsraksts1-outline4" style:family="presentation" style:parent-style-name="Virsraksts1-outline3">
      <style:paragraph-properties fo:margin-left="3.81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irsraksts1-outline5" style:family="presentation" style:parent-style-name="Virsraksts1-outline4">
      <style:paragraph-properties fo:margin-left="5.08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Virsraksts1-outline6" style:family="presentation" style:parent-style-name="Virsraksts1-outline5">
      <style:paragraph-properties fo:margin-left="5.08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Virsraksts1-outline7" style:family="presentation" style:parent-style-name="Virsraksts1-outline6">
      <style:paragraph-properties fo:margin-left="5.08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Virsraksts1-outline8" style:family="presentation" style:parent-style-name="Virsraksts1-outline7">
      <style:paragraph-properties fo:margin-left="5.08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Virsraksts1-outline9" style:family="presentation" style:parent-style-name="Virsraksts1-outline8">
      <style:paragraph-properties fo:margin-left="5.08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Virsraksts1-subtitle" style:family="presentation">
      <style:graphic-properties draw:stroke="none" draw:fill="none" draw:fill-color="#006699" draw:textarea-horizontal-align="justify" draw:textarea-vertical-align="top" draw:auto-grow-height="false" draw:auto-grow-width="false" fo:min-height="2.126cm" fo:min-width="0cm" fo:padding-top="0.13cm" fo:padding-bottom="0.13cm" fo:padding-left="0.25cm" fo:padding-right="0.25cm" fo:wrap-option="wrap" draw:shadow-color="#c0c0c0">
        <text:list-style style:name="Virsraksts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rsraksts1-title" style:family="presentation">
      <style:graphic-properties draw:stroke="none" draw:fill="none" draw:fill-color="#006699" draw:textarea-horizontal-align="justify" draw:textarea-vertical-align="top" draw:auto-grow-height="false" draw:auto-grow-width="false" fo:min-height="2.916cm" fo:min-width="0cm" fo:padding-top="0.13cm" fo:padding-bottom="0.13cm" fo:padding-left="0.25cm" fo:padding-right="0.25cm" fo:wrap-option="wrap" draw:shadow-color="#c0c0c0">
        <text:list-style style:name="Virsraksts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29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62cm" fo:text-indent="0cm"/>
      <style:text-properties style:font-name="DejaVu Sans1" fo:font-family="'DejaVu Sans'" style:font-family-generic="swiss" style:font-pitch="variable" fo:font-size="25.3999996185303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72cm" fo:text-indent="0cm"/>
      <style:text-properties style:font-name="DejaVu Sans1" fo:font-family="'DejaVu Sans'" style:font-family-generic="swiss" style:font-pitch="variable" fo:font-size="21.7999992370605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81cm" fo:text-indent="0cm"/>
      <style:text-properties style:font-name="DejaVu Sans1" fo:font-family="'DejaVu Sans'" style:font-family-generic="swiss" style:font-pitch="variable" fo:font-size="18.200000762939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9cm" fo:text-indent="0cm"/>
      <style:text-properties style:font-name="DejaVu Sans1" fo:font-family="'DejaVu Sans'" style:font-family-generic="swiss" style:font-pitch="variable" fo:font-size="18.200000762939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9cm" fo:text-indent="0cm"/>
      <style:text-properties style:font-name="DejaVu Sans1" fo:font-family="'DejaVu Sans'" style:font-family-generic="swiss" style:font-pitch="variable" fo:font-size="18.200000762939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9cm" fo:text-indent="0cm"/>
      <style:text-properties style:font-name="DejaVu Sans1" fo:font-family="'DejaVu Sans'" style:font-family-generic="swiss" style:font-pitch="variable" fo:font-size="18.200000762939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6.2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0066cc" draw:textarea-horizontal-align="left" draw:textarea-vertical-align="middle" draw:auto-grow-height="false" fo:min-height="4.608cm" fo:min-width="24.9cm" fo:padding-top="0.13cm" fo:padding-bottom="0.13cm" fo:padding-left="0.25cm" fo:padding-right="0.25cm" fo:wrap-option="no-wrap" draw:shadow-color="#c0c0c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1.907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0066cc" draw:textarea-horizontal-align="left" draw:textarea-vertical-align="middle" draw:auto-grow-height="false" fo:min-height="9.265cm" fo:min-width="24.9cm" fo:padding-top="0.13cm" fo:padding-bottom="0.13cm" fo:padding-left="0.25cm" fo:padding-right="0.25cm" fo:wrap-option="no-wrap" draw:shadow-color="#c0c0c0"/>
    </style:style>
    <style:style style:name="Mgr8" style:family="graphic" style:parent-style-name="standard">
      <style:graphic-properties draw:stroke="none" draw:fill="solid" draw:fill-color="#0066cc" draw:textarea-horizontal-align="left" draw:textarea-vertical-align="middle" draw:auto-grow-height="false" fo:min-height="0.785cm" fo:min-width="0.919cm" fo:padding-top="0.13cm" fo:padding-bottom="0.13cm" fo:padding-left="0.25cm" fo:padding-right="0.25cm" fo:wrap-option="no-wrap" draw:shadow-color="#c0c0c0"/>
    </style:style>
    <style:style style:name="Mpr1" style:family="presentation" style:parent-style-name="Noklusējuma-backgroundobjects">
      <style:graphic-properties draw:stroke="none" draw:fill="none" draw:fill-color="#ff0000" draw:auto-grow-height="false" draw:auto-grow-width="false" fo:min-height="0.751cm" fo:min-width="0cm" fo:wrap-option="wrap"/>
    </style:style>
    <style:style style:name="Mpr2" style:family="presentation" style:parent-style-name="Noklusējuma-backgroundobjects">
      <style:graphic-properties draw:stroke="none" draw:fill="none" draw:fill-color="#006699" draw:auto-grow-height="false" draw:auto-grow-width="false" fo:min-height="1.271cm" fo:min-width="0cm" fo:wrap-option="wrap"/>
    </style:style>
    <style:style style:name="Mpr3" style:family="presentation" style:parent-style-name="Virsraksts1-backgroundobjects" style:list-style-name="ML2">
      <style:graphic-properties draw:stroke="none" draw:fill="none" draw:fill-color="#006699" draw:auto-grow-height="false" draw:auto-grow-width="false" fo:min-height="1.271cm" fo:min-width="0cm" fo:wrap-option="wrap"/>
    </style:style>
    <style:style style:name="Mpr4" style:family="presentation" style:parent-style-name="Virsraksts1-backgroundobjects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Virsraksts1-backgroundobjects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JTM-outline1">
      <style:graphic-properties fo:min-height="12.18cm"/>
    </style:style>
    <style:style style:name="Mpr7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8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solid" draw:fill-color="#0066cc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0000"/>
    </style:style>
    <style:style style:name="MP9" style:family="paragraph">
      <loext:graphic-properties draw:fill="none" draw:fill-color="#006699"/>
    </style:style>
    <style:style style:name="MP10" style:family="paragraph">
      <style:paragraph-properties fo:margin-left="0cm" fo:margin-right="0cm" fo:line-height="100%" fo:text-indent="0cm" style:writing-mode="lr-tb"/>
    </style:style>
    <style:style style:name="MP11" style:family="paragraph">
      <loext:graphic-properties draw:fill="none" draw:fill-color="#006699"/>
      <style:paragraph-properties fo:margin-left="0cm" fo:margin-right="0cm" fo:line-height="100%" fo:text-indent="0cm" style:writing-mode="lr-tb" style:font-independent-line-spacing="true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color="#000000" fo:font-size="12pt" style:font-size-asian="12pt" style:font-size-complex="12pt"/>
    </style:style>
    <style:style style:name="MT3" style:family="text">
      <style:text-properties fo:language="en" fo:country="US" style:language-asian="en" style:country-asian="US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style:font-name="Arial1" fo:font-size="10pt" fo:language="en" fo:country="US" style:font-size-asian="10pt" style:language-asian="en" style:country-asian="US" style:font-size-complex="10pt" style:language-complex="en" style:country-complex="US"/>
    </style:style>
    <style:style style:name="MT6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7-08-17">08/17/17</text:date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2">Log4J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skaitlis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Noklusējuma" style:page-layout-name="PM1" draw:style-name="Mdp1">
      <draw:custom-shape draw:name="AC Banner" draw:style-name="Mgr4" draw:text-style-name="MP6" draw:layer="backgroundobjects" svg:width="25.4cm" svg:height="4.868cm" svg:x="0cm" svg:y="0cm">
        <text:p/>
        <draw:enhanced-geometry svg:viewBox="0 0 21600 21600" draw:type="rectangle" draw:enhanced-path="M 0 0 L 21600 0 21600 21600 0 21600 0 0 Z N"/>
      </draw:custom-shape>
      <draw:frame draw:style-name="Mgr5" draw:text-style-name="MP7" draw:layer="backgroundobjects" svg:width="6.774cm" svg:height="1.945cm" svg:x="0.423cm" svg:y="3.003cm">
        <draw:image xlink:href="Pictures/1000020000000BB8000004D5C45019DE8B555139.png" xlink:type="simple" xlink:show="embed" xlink:actuate="onLoad">
          <text:p/>
        </draw:image>
      </draw:frame>
      <draw:frame presentation:style-name="Noklusējuma-outline1" draw:layer="backgroundobjects" svg:width="22.344cm" svg:height="11.602cm" svg:x="2.275cm" svg:y="5.675cm" presentation:class="outline" presentation:placeholder="true">
        <draw:text-box/>
      </draw:frame>
      <draw:frame presentation:style-name="Mpr1" draw:text-style-name="MP8" draw:layer="backgroundobjects" svg:width="4.705cm" svg:height="0.75cm" svg:x="20.191cm" svg:y="18.128cm" presentation:class="page-number">
        <draw:text-box>
          <text:list text:style-name="ML2">
            <text:list-header>
              <text:p><text:span text:style-name="MT3"><text:page-number>&lt;skaitlis&gt;</text:page-number></text:span></text:p>
            </text:list-header>
          </text:list>
        </draw:text-box>
      </draw:frame>
      <draw:frame presentation:style-name="Mpr2" draw:text-style-name="MP9" draw:layer="backgroundobjects" svg:width="8.043cm" svg:height="1.27cm" svg:x="-0.001cm" svg:y="17.568cm" presentation:class="footer">
        <draw:text-box>
          <text:list text:style-name="ML2">
            <text:list-header>
              <text:p><text:span text:style-name="MT3"><presentation:footer/></text:span></text:p>
            </text:list-header>
          </text:list>
        </draw:text-box>
      </draw:frame>
      <draw:frame presentation:style-name="Noklusējuma-title" draw:layer="backgroundobjects" svg:width="12.66cm" svg:height="3.175cm" svg:x="6.95cm" svg:y="1.661cm" presentation:class="title" presentation:placeholder="true">
        <draw:text-box/>
      </draw:frame>
      <draw:frame draw:style-name="Mgr6" draw:text-style-name="MP7" draw:layer="backgroundobjects" svg:width="5.292cm" svg:height="4.868cm" svg:x="20.108cm" svg:y="0cm">
        <draw:image xlink:href="Pictures/10000000000000C8000000AEB77DDE761065F201.jp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Noklusējuma-title" draw:layer="backgroundobjects" svg:width="12.7cm" svg:height="9.525cm" svg:x="3.175cm" svg:y="1.904cm" presentation:class="page"/>
        <draw:frame presentation:style-name="Noklusējuma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4"><text:page-number>&lt;skaitlis&gt;</text:page-number></text:span></text:p>
              </text:list-header>
            </text:list>
          </draw:text-box>
        </draw:frame>
      </presentation:notes>
    </style:master-page>
    <style:master-page style:name="Virsraksts1" style:page-layout-name="PM1" draw:style-name="Mdp1">
      <draw:custom-shape draw:name="AC Banner" draw:style-name="Mgr7" draw:text-style-name="MP6" draw:layer="backgroundobjects" svg:width="25.4cm" svg:height="9.525cm" svg:x="0cm" svg:y="9.525cm">
        <text:p/>
        <draw:enhanced-geometry svg:viewBox="0 0 21600 21600" draw:type="rectangle" draw:enhanced-path="M 0 0 L 21600 0 21600 21600 0 21600 0 0 Z N"/>
      </draw:custom-shape>
      <draw:frame draw:style-name="Mgr6" draw:text-style-name="MP7" draw:layer="backgroundobjects" svg:width="25.4cm" svg:height="9.551cm" svg:x="0cm" svg:y="-0.026cm">
        <draw:image xlink:href="Pictures/10000000000003C0000001691A46F6EB92305E80.jpg" xlink:type="simple" xlink:show="embed" xlink:actuate="onLoad">
          <text:p/>
        </draw:image>
      </draw:frame>
      <draw:frame draw:style-name="Mgr6" draw:text-style-name="MP7" draw:layer="backgroundobjects" svg:width="13.97cm" svg:height="5.76cm" svg:x="1.323cm" svg:y="5.741cm">
        <draw:image xlink:href="Pictures/1000020000000BB8000004D5C45019DE8B555139.png" xlink:type="simple" xlink:show="embed" xlink:actuate="onLoad">
          <text:p/>
        </draw:image>
      </draw:frame>
      <draw:frame presentation:style-name="Virsraksts1-title" draw:layer="backgroundobjects" svg:width="17.269cm" svg:height="3.175cm" svg:x="7.363cm" svg:y="12.21cm" presentation:class="title" presentation:placeholder="true">
        <draw:text-box/>
      </draw:frame>
      <draw:frame presentation:style-name="Virsraksts1-subtitle" draw:layer="backgroundobjects" svg:width="17.269cm" svg:height="2.385cm" svg:x="7.341cm" svg:y="15.182cm" presentation:class="subtitle" presentation:placeholder="true">
        <draw:text-box/>
      </draw:frame>
      <draw:frame presentation:style-name="Mpr3" draw:text-style-name="MP11" draw:layer="backgroundobjects" svg:width="8.043cm" svg:height="1.27cm" svg:x="-0.001cm" svg:y="17.568cm" presentation:class="footer">
        <draw:text-box>
          <text:list text:style-name="ML2">
            <text:list-header>
              <text:p text:style-name="MP10"><text:span text:style-name="MT5"><presentation:footer/></text:span></text:p>
            </text:list-header>
          </text:list>
        </draw:text-box>
      </draw:frame>
      <draw:custom-shape draw:name="AC Banner" draw:style-name="Mgr8" draw:text-style-name="MP6" draw:layer="backgroundobjects" svg:width="1.419cm" svg:height="1.045cm" svg:x="14.676cm" svg:y="10.469cm">
        <text:p/>
        <draw:enhanced-geometry svg:viewBox="0 0 21600 21600" draw:type="rectangle" draw:enhanced-path="M 0 0 L 21600 0 21600 21600 0 21600 0 0 Z N"/>
      </draw:custom-shape>
      <draw:frame presentation:style-name="Virsraksts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4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Virsraksts1-title" draw:layer="backgroundobjects" svg:width="12.7cm" svg:height="9.525cm" svg:x="3.175cm" svg:y="1.904cm" presentation:class="page"/>
        <draw:frame presentation:style-name="Virsraksts1-notes" draw:layer="backgroundobjects" svg:width="13.97cm" svg:height="11.43cm" svg:x="2.54cm" svg:y="12.065cm" presentation:class="notes" presentation:placeholder="true">
          <draw:text-box/>
        </draw:frame>
        <draw:frame presentation:style-name="Mpr5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5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4"><text:page-number>&lt;skaitlis&gt;</text:page-number></text:span></text:p>
              </text:list-header>
            </text:list>
          </draw:text-box>
        </draw:frame>
      </presentation:notes>
    </style:master-page>
    <style:master-page style:name="JTM" style:page-layout-name="PM1" draw:style-name="Mdp2">
      <draw:frame presentation:style-name="JTM-title" draw:layer="backgroundobjects" svg:width="22.859cm" svg:height="2.237cm" svg:x="1.27cm" svg:y="0.758cm" presentation:class="title" presentation:placeholder="true">
        <draw:text-box/>
      </draw:frame>
      <draw:frame presentation:style-name="Mpr6" draw:layer="backgroundobjects" svg:width="22.351cm" svg:height="14.747cm" svg:x="1.27cm" svg:y="3.456cm" presentation:class="outline">
        <draw:text-box>
          <text:list text:style-name="ML3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JTM-title" draw:layer="backgroundobjects" svg:width="12.324cm" svg:height="9.524cm" svg:x="3.36cm" svg:y="1.929cm" presentation:class="page"/>
        <draw:frame presentation:style-name="JTM-notes" draw:layer="backgroundobjects" svg:width="15.239cm" svg:height="11.429cm" svg:x="1.905cm" svg:y="12.063cm" presentation:class="notes" presentation:placeholder="true">
          <draw:text-box/>
        </draw:frame>
        <draw:frame presentation:style-name="Mpr7" draw:text-style-name="MP13" draw:layer="backgroundobjects" svg:width="8.267cm" svg:height="1.269cm" svg:x="0cm" svg:y="0cm" presentation:class="header">
          <draw:text-box>
            <text:p text:style-name="MP12"><text:span text:style-name="MT6"><presentation:header/></text:span></text:p>
          </draw:text-box>
        </draw:frame>
        <draw:frame presentation:style-name="Mpr7" draw:text-style-name="MP15" draw:layer="backgroundobjects" svg:width="8.267cm" svg:height="1.269cm" svg:x="10.782cm" svg:y="0cm" presentation:class="date-time">
          <draw:text-box>
            <text:p text:style-name="MP14"><text:span text:style-name="MT6"><presentation:date-time/></text:span></text:p>
          </draw:text-box>
        </draw:frame>
        <draw:frame presentation:style-name="Mpr8" draw:text-style-name="MP13" draw:layer="backgroundobjects" svg:width="8.267cm" svg:height="1.269cm" svg:x="0cm" svg:y="24.13cm" presentation:class="footer">
          <draw:text-box>
            <text:p text:style-name="MP12"><text:span text:style-name="MT6"><presentation:footer/></text:span></text:p>
          </draw:text-box>
        </draw:frame>
        <draw:frame presentation:style-name="Mpr8" draw:text-style-name="MP15" draw:layer="backgroundobjects" svg:width="8.267cm" svg:height="1.269cm" svg:x="10.782cm" svg:y="24.13cm" presentation:class="page-number">
          <draw:text-box>
            <text:p text:style-name="MP14"><text:span text:style-name="MT6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Kalvis</meta:initial-creator>
    <meta:creation-date>2001-01-11T08:47:57.927000000</meta:creation-date>
    <dc:creator>Valdis Vītoliņš</dc:creator>
    <dc:date>2017-08-17T12:52:18.522784136</dc:date>
    <meta:editing-cycles>89</meta:editing-cycles>
    <meta:editing-duration>PT15H21M24S</meta:editing-duration>
    <meta:generator>LibreOffice/5.1.6.2$Linux_X86_64 LibreOffice_project/10m0$Build-2</meta:generator>
    <meta:document-statistic meta:object-count="212"/>
  </office:meta>
</office:document-meta>
</file>